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8.2pt"/>
    </style:style>
    <style:style style:name="co5" style:family="table-column">
      <style:table-column-properties fo:break-before="auto" style:column-width="49.04pt"/>
    </style:style>
    <style:style style:name="co6" style:family="table-column">
      <style:table-column-properties fo:break-before="auto" style:column-width="42.55pt"/>
    </style:style>
    <style:style style:name="co7" style:family="table-column">
      <style:table-column-properties fo:break-before="auto" style:column-width="15.76pt"/>
    </style:style>
    <style:style style:name="co8" style:family="table-column">
      <style:table-column-properties fo:break-before="auto" style:column-width="53.01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5.24pt"/>
    </style:style>
    <style:style style:name="co11" style:family="table-column">
      <style:table-column-properties fo:break-before="auto" style:column-width="114.01pt"/>
    </style:style>
    <style:style style:name="co12" style:family="table-column">
      <style:table-column-properties fo:break-before="auto" style:column-width="54.51pt"/>
    </style:style>
    <style:style style:name="co13" style:family="table-column">
      <style:table-column-properties fo:break-before="auto" style:column-width="65.31pt"/>
    </style:style>
    <style:style style:name="co14" style:family="table-column">
      <style:table-column-properties fo:break-before="auto" style:column-width="50.74pt"/>
    </style:style>
    <style:style style:name="co15" style:family="table-column">
      <style:table-column-properties fo:break-before="auto" style:column-width="16.5pt"/>
    </style:style>
    <style:style style:name="co16" style:family="table-column">
      <style:table-column-properties fo:break-before="auto" style:column-width="75.74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74.24pt"/>
    </style:style>
    <style:style style:name="co19" style:family="table-column">
      <style:table-column-properties fo:break-before="auto" style:column-width="72.91pt"/>
    </style:style>
    <style:style style:name="co20" style:family="table-column">
      <style:table-column-properties fo:break-before="auto" style:column-width="55.39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60.01pt"/>
    </style:style>
    <style:style style:name="co23" style:family="table-column">
      <style:table-column-properties fo:break-before="auto" style:column-width="98.25pt"/>
    </style:style>
    <style:style style:name="ro1" style:family="table-row">
      <style:table-row-properties style:row-height="6.49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01pt" fo:break-before="auto" style:use-optimal-row-height="false"/>
    </style:style>
    <style:style style:name="ro6" style:family="table-row">
      <style:table-row-properties style:row-height="23.1pt" fo:break-before="auto" style:use-optimal-row-height="false"/>
    </style:style>
    <style:style style:name="ro7" style:family="table-row">
      <style:table-row-properties style:row-height="27.95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9" style:family="table-row">
      <style:table-row-properties style:row-height="11.11pt" fo:break-before="auto" style:use-optimal-row-height="false"/>
    </style:style>
    <style:style style:name="ro10" style:family="table-row">
      <style:table-row-properties style:row-height="21.94pt" fo:break-before="auto" style:use-optimal-row-height="false"/>
    </style:style>
    <style:style style:name="ro11" style:family="table-row">
      <style:table-row-properties style:row-height="15.96pt" fo:break-before="auto" style:use-optimal-row-height="false"/>
    </style:style>
    <style:style style:name="ro12" style:family="table-row">
      <style:table-row-properties style:row-height="13.8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16.44pt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de9d9" style:cell-protect="protected formula-hidden" style:print-content="true" style:text-align-source="fix" style:repeat-content="false" fo:wrap-option="wrap" fo:border="none" style:vertical-align="middle"/>
      <style:paragraph-properties fo:text-align="start" fo:margin-left="0pt"/>
      <style:text-properties fo:color="#e26b0a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rotation-angle="90" style:vertical-align="middle"/>
      <style:paragraph-properties fo:text-align="center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5" style:family="table-cell" style:parent-style-name="Default" style:data-style-name="N0">
      <style:table-cell-properties style:cell-protect="protected formula-hidden" style:print-content="true"/>
    </style:style>
    <style:style style:name="ce6" style:family="table-cell" style:parent-style-name="Default" style:data-style-name="N0">
      <style:table-cell-properties fo:background-color="#fabf8f"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974706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7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974706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8" style:family="table-cell" style:parent-style-name="Default" style:data-style-name="N0">
      <style:table-cell-properties fo:background-color="#fde9d9" style:cell-protect="protected formula-hidden" style:print-content="true" style:text-align-source="fix" style:repeat-content="false" fo:wrap-option="wrap" fo:border="none" style:vertical-align="middle"/>
      <style:paragraph-properties fo:text-align="start" fo:margin-left="0pt"/>
      <style:text-properties fo:color="#e26b0a" style:font-name="Arial Narrow" fo:font-size="9.5pt" fo:font-weight="bold" style:font-name-asian="Arial Narrow" style:font-size-asian="9.5pt" style:font-weight-asian="bold" style:font-name-complex="Arial Narrow" style:font-size-complex="9.5pt" style:font-weight-complex="bold"/>
    </style:style>
    <style:style style:name="ce9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wrap" style:vertical-align="middle"/>
      <style:paragraph-properties fo:margin-left="0pt"/>
      <style:text-properties style:font-name="Arial Narrow" style:font-name-asian="Arial Narrow" style:font-name-complex="Arial Narrow"/>
    </style:style>
    <style:style style:name="ce10" style:family="table-cell" style:parent-style-name="Yüzde" style:data-style-name="N11">
      <style:table-cell-properties fo:background-color="#cc9999" style:cell-protect="protected formula-hidden" style:print-content="true" style:text-align-source="fix" style:repeat-content="false" style:vertical-align="middle"/>
      <style:paragraph-properties fo:text-align="start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1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wrap" style:vertical-align="middle"/>
      <style:paragraph-properties fo:margin-left="0pt"/>
      <style:text-properties fo:color="#000000" style:font-name="Arial Narrow" style:font-name-asian="Arial Narrow" style:font-name-complex="Arial Narrow"/>
    </style:style>
    <style:style style:name="ce12" style:family="table-cell" style:parent-style-name="Yüzde" style:data-style-name="N11">
      <style:table-cell-properties fo:background-color="#99cc99" style:cell-protect="protected formula-hidden" style:print-content="true" style:text-align-source="fix" style:repeat-content="false" style:vertical-align="middle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3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974706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4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974706" style:font-name="Arial" fo:font-size="16pt" style:font-name-asian="Arial" style:font-size-asian="16pt" style:font-name-complex="Arial" style:font-size-complex="16pt"/>
    </style:style>
    <style:style style:name="ce15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automatic"/>
      <style:paragraph-properties fo:text-align="start" fo:margin-left="0pt"/>
      <style:text-properties style:font-name="Arial Narrow" style:font-name-asian="Arial Narrow" style:font-name-complex="Arial Narrow"/>
    </style:style>
    <style:style style:name="ce16" style:family="table-cell" style:parent-style-name="Yüzde" style:data-style-name="N11">
      <style:table-cell-properties fo:background-color="#cc9999" style:cell-protect="protected formula-hidden" style:print-content="true" style:text-align-source="fix" style:repeat-content="false" style:vertical-align="automatic"/>
      <style:paragraph-properties fo:text-align="start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automatic"/>
      <style:paragraph-properties fo:text-align="start" fo:margin-left="0pt"/>
      <style:text-properties fo:color="#000000" style:font-name="Arial Narrow" style:font-name-asian="Arial Narrow" style:font-name-complex="Arial Narrow"/>
    </style:style>
    <style:style style:name="ce18" style:family="table-cell" style:parent-style-name="Yüzde" style:data-style-name="N11">
      <style:table-cell-properties fo:background-color="#99cc99" style:cell-protect="protected formula-hidden" style:print-content="true" style:text-align-source="fix" style:repeat-content="false" style:vertical-align="automatic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9" style:family="table-cell" style:parent-style-name="Default" style:data-style-name="N0">
      <style:table-cell-properties fo:background-color="#999966" style:cell-protect="protected formula-hidden" style:print-content="true" style:text-align-source="fix" style:repeat-content="false" fo:wrap-option="no-wrap" fo:border="none" style:vertical-align="middle"/>
      <style:paragraph-properties fo:text-align="center" fo:margin-left="0pt"/>
      <style:text-properties fo:color="#990000" style:font-name="Arial Narrow" fo:font-size="9pt" fo:font-weight="bold" style:font-name-asian="Arial Narrow" style:font-size-asian="13pt" style:font-weight-asian="bold" style:font-name-complex="Arial Narrow" style:font-size-complex="13pt" style:font-weight-complex="bold"/>
    </style:style>
    <style:style style:name="ce20" style:family="table-cell" style:parent-style-name="Default">
      <style:table-cell-properties style:cell-protect="protected formula-hidden" style:print-content="true" fo:wrap-option="wrap"/>
    </style:style>
    <style:style style:name="ce21" style:family="table-cell" style:parent-style-name="Yüzde" style:data-style-name="N122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Arial1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 style:data-style-name="N0">
      <style:table-cell-properties fo:background-color="#fde9d9" style:cell-protect="protected formula-hidden" style:print-content="true" style:text-align-source="fix" style:repeat-content="false" fo:wrap-option="wrap" fo:border="none" style:vertical-align="middle"/>
      <style:paragraph-properties fo:text-align="start" fo:margin-left="0pt"/>
      <style:text-properties fo:color="#663300" style:font-name="Arial Narrow" fo:font-size="10pt" fo:language="tr" fo:country="TR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23" style:family="table-cell" style:parent-style-name="Default" style:data-style-name="N0">
      <style:table-cell-properties fo:background-color="#31869b" style:cell-protect="protected formula-hidden" style:print-content="true" style:text-align-source="fix" style:repeat-content="false" fo:border="none" style:vertical-align="top"/>
      <style:paragraph-properties fo:text-align="center"/>
      <style:text-properties fo:color="#b7dee8" style:font-name="Arial Narrow" fo:font-size="8pt" fo:font-weight="bold" style:font-name-asian="Arial Narrow" style:font-size-asian="8pt" style:font-weight-asian="bold" style:font-name-complex="Arial Narrow" style:font-size-complex="8pt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wrap-option="wrap" fo:padding-bottom="0.99pt" fo:padding-left="0.99pt" fo:padding-right="0pt" fo:padding-top="0.99pt" style:vertical-align="middle"/>
      <style:paragraph-properties fo:text-align="end" fo:margin-left="0pt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25" style:family="table-cell" style:parent-style-name="Yüzde" style:data-style-name="N11">
      <style:table-cell-properties fo:background-color="#cc9999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6" style:family="table-cell" style:parent-style-name="Default" style:data-style-name="N0">
      <style:table-cell-properties style:cell-protect="protected formula-hidden" style:print-content="true" style:text-align-source="fix" style:repeat-content="false" fo:wrap-option="wrap" fo:padding-bottom="0.99pt" fo:padding-left="0.99pt" fo:padding-right="0pt" fo:padding-top="0.99pt" style:vertical-align="middle"/>
      <style:paragraph-properties fo:text-align="end" fo:margin-left="0pt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27" style:family="table-cell" style:parent-style-name="Yüzde" style:data-style-name="N11">
      <style:table-cell-properties fo:background-color="#99cc99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8" style:family="table-cell" style:parent-style-name="Default" style:data-style-name="N0">
      <style:table-cell-properties fo:background-color="#999966"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6600" style:font-name="Arial Narrow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29" style:family="table-cell" style:parent-style-name="Default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automatic"/>
      <style:paragraph-properties fo:text-align="center" fo:margin-left="0pt"/>
      <style:text-properties fo:color="#669966" style:font-name="Arial" fo:font-size="15pt" fo:font-weight="bold" style:font-name-asian="Arial" style:font-size-asian="15pt" style:font-weight-asian="bold" style:font-name-complex="Arial" style:font-size-complex="15pt" style:font-weight-complex="bold"/>
      <style:map style:condition="cell-content()&gt;=0.95*ACC" style:apply-style-name="Erronous" style:base-cell-address="'Performance Metrics'.E12"/>
    </style:style>
    <style:style style:name="ce30" style:family="table-cell" style:parent-style-name="Default" style:data-style-name="N0">
      <style:table-cell-properties fo:background-color="#fde9d9" style:cell-protect="protected formula-hidden" style:print-content="true" style:text-align-source="fix" style:repeat-content="false" fo:wrap-option="no-wrap" fo:border="none" style:vertical-align="middle"/>
      <style:paragraph-properties fo:text-align="center" fo:margin-left="0pt"/>
      <style:text-properties fo:color="#663300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31" style:family="table-cell" style:parent-style-name="Default">
      <style:table-cell-properties style:cell-protect="protected formula-hidden" style:print-content="true"/>
    </style:style>
    <style:style style:name="ce32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974706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wrap-option="wrap" fo:padding-bottom="0.99pt" fo:padding-left="0.99pt" fo:padding-right="0pt" fo:padding-top="0.99pt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34" style:family="table-cell" style:parent-style-name="Yüzde" style:data-style-name="N11">
      <style:table-cell-properties fo:background-color="#cc9999"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 fo:margin-left="0pt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5" style:family="table-cell" style:parent-style-name="Default" style:data-style-name="N0">
      <style:table-cell-properties style:cell-protect="protected formula-hidden" style:print-content="true" style:text-align-source="fix" style:repeat-content="false" fo:wrap-option="wrap" fo:padding-bottom="0.99pt" fo:padding-left="0.99pt" fo:padding-right="0pt" fo:padding-top="0.99pt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36" style:family="table-cell" style:parent-style-name="Yüzde" style:data-style-name="N11">
      <style:table-cell-properties fo:background-color="#99cc99"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7" style:family="table-cell" style:parent-style-name="Default" style:data-style-name="N0">
      <style:table-cell-properties fo:background-color="#999966"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style:use-window-font-color="true" style:font-name="Arial Narrow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38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center" fo:margin-left="0pt"/>
      <style:text-properties style:font-name="Arial1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start" fo:margin-left="0pt"/>
    </style:style>
    <style:style style:name="ce43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wrap-option="wrap" fo:border="none" style:rotation-angle="90" style:vertical-align="middle"/>
      <style:paragraph-properties fo:text-align="center" fo:margin-left="0pt"/>
      <style:text-properties style:use-window-font-color="true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pt"/>
      <style:text-properties style:use-window-font-color="true" fo:font-size="9pt" style:font-size-asian="9pt" style:font-size-complex="9pt"/>
    </style:style>
    <style:style style:name="ce4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 style:data-style-name="N0">
      <style:table-cell-properties fo:background-color="#fde9d9" style:cell-protect="protected formula-hidden" style:print-content="true" fo:wrap-option="wrap" fo:border="none" style:vertical-align="automatic"/>
      <style:text-properties fo:color="#e26b0a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48" style:family="table-cell" style:parent-style-name="Yüzde" style:data-style-name="N122">
      <style:table-cell-properties style:cell-protect="protected formula-hidden" style:print-content="true" fo:border="none" style:vertical-align="middle"/>
      <style:text-properties fo:color="#974706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9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order-left="none" fo:border-right="2.01pt solid #000000" fo:border-top="none" style:vertical-align="automatic"/>
      <style:paragraph-properties fo:text-align="start" fo:margin-left="0pt"/>
      <style:text-properties fo:color="#cc9999"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50" style:family="table-cell" style:parent-style-name="Default" style:data-style-name="N0">
      <style:table-cell-properties fo:border-bottom="none" fo:background-color="#cc9999" style:cell-protect="protected formula-hidden" style:print-content="true" style:text-align-source="fix" style:repeat-content="false" fo:border-left="none" fo:border-right="2.01pt solid #000000" fo:border-top="none" style:vertical-align="top"/>
      <style:paragraph-properties fo:text-align="start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1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order-left="none" fo:border-right="2.01pt solid #000000" fo:border-top="none" style:vertical-align="automatic"/>
      <style:paragraph-properties fo:text-align="start" fo:margin-left="0pt"/>
      <style:text-properties fo:color="#99cc99"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52" style:family="table-cell" style:parent-style-name="Default" style:data-style-name="N0">
      <style:table-cell-properties fo:background-color="#99cc99" style:cell-protect="protected formula-hidden" style:print-content="true" style:text-align-source="fix" style:repeat-content="false" fo:border="none" style:vertical-align="top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3" style:family="table-cell" style:parent-style-name="Default" style:data-style-name="N0">
      <style:table-cell-properties fo:background-color="#999966"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/>
      <style:paragraph-properties fo:text-align="center" fo:margin-left="0pt"/>
    </style:style>
    <style:style style:name="ce55" style:family="table-cell" style:parent-style-name="Yüzde" style:data-style-name="N125">
      <style:table-cell-properties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center" fo:margin-left="0pt"/>
      <style:text-properties fo:color="#632523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6" style:family="table-cell" style:parent-style-name="Default" style:data-style-name="N0">
      <style:table-cell-properties style:cell-protect="formula-hidden" style:print-content="true" fo:wrap-option="wrap" fo:border="none"/>
      <style:text-properties fo:color="#0000ff" style:font-name="Arial Narrow" fo:font-size="8pt" style:font-name-asian="Arial Narrow" style:font-size-asian="8pt" style:font-name-complex="Arial Narrow" style:font-size-complex="8pt"/>
    </style:style>
    <style:style style:name="ce57" style:family="table-cell" style:parent-style-name="Default" style:data-style-name="N0">
      <style:table-cell-properties fo:background-color="#cc99ff" style:cell-protect="protected formula-hidden" style:print-content="true" style:text-align-source="fix" style:repeat-content="false" fo:wrap-option="no-wrap" style:vertical-align="middle"/>
      <style:paragraph-properties fo:text-align="center"/>
      <style:text-properties style:use-window-font-color="true" style:font-name="Arial Narrow" fo:font-size="8pt" fo:font-weight="bold" style:font-name-asian="Arial Narrow" style:font-size-asian="8pt" style:font-weight-asian="bold" style:font-name-complex="Arial Narrow" style:font-size-complex="8pt" style:font-weight-complex="bold"/>
    </style:style>
    <style:style style:name="ce58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</style:style>
    <style:style style:name="ce59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center" fo:margin-left="0pt"/>
      <style:text-properties style:font-name="Arial1" fo:font-size="15pt" fo:font-weight="bold" style:font-size-asian="15pt" style:font-weight-asian="bold" style:font-size-complex="15pt" style:font-weight-complex="bold"/>
      <style:map style:condition="cell-content()&gt;=#REF!" style:apply-style-name="Erronous" style:base-cell-address="'Performance Metrics'.I12"/>
    </style:style>
    <style:style style:name="ce6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4pt" style:font-name-asian="Arial Narrow" style:font-size-asian="14pt" style:font-name-complex="Arial Narrow" style:font-size-complex="14pt"/>
    </style:style>
    <style:style style:name="ce61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2.75pt solid #000000" fo:border-right="none" fo:border-top="2.75pt solid #000000" style:vertical-align="automatic"/>
      <style:paragraph-properties fo:text-align="start" fo:margin-left="0pt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62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2.75pt solid #000000" fo:border-right="none" fo:border-top="none" style:vertical-align="automatic"/>
      <style:paragraph-properties fo:text-align="start" fo:margin-left="0pt"/>
      <style:text-properties fo:color="#da9694"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63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2.75pt solid #000000" fo:padding-bottom="0.99pt" fo:padding-left="0.99pt" fo:padding-right="0pt" fo:padding-top="0.99pt" fo:border-right="none" fo:border-top="none" style:vertical-align="top"/>
      <style:paragraph-properties fo:text-align="center" fo:margin-left="0pt"/>
      <style:text-properties fo:color="#0000ff" style:font-name="Arial Narrow" fo:font-size="6pt" fo:font-weight="normal" style:font-name-asian="Arial Narrow" style:font-size-asian="6pt" style:font-weight-asian="normal" style:font-name-complex="Arial Narrow" style:font-size-complex="6pt" style:font-weight-complex="normal"/>
    </style:style>
    <style:style style:name="ce64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2.75pt solid #000000" fo:border-right="none" fo:border-top="none" style:vertical-align="automatic"/>
      <style:paragraph-properties fo:text-align="start" fo:margin-left="0pt"/>
      <style:text-properties fo:color="#c4d79b"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65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2.75pt solid #000000" fo:border-right="none" fo:border-top="none" style:vertical-align="middle"/>
      <style:paragraph-properties fo:text-align="center"/>
      <style:text-properties fo:color="#974706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66" style:family="table-cell" style:parent-style-name="Default" style:data-style-name="N0">
      <style:table-cell-properties fo:border-bottom="2.75pt solid #000000" fo:background-color="#dddddd" style:cell-protect="protected formula-hidden" style:print-content="true" style:text-align-source="fix" style:repeat-content="false" fo:border-left="2.75pt solid #000000" fo:border-right="2.75pt solid #000000" fo:border-top="none" style:vertical-align="bottom"/>
      <style:paragraph-properties fo:text-align="center"/>
      <style:text-properties fo:color="#999999" style:font-name="Arial Black" fo:font-size="8pt" style:font-name-asian="Arial Black" style:font-size-asian="8pt" style:font-name-complex="Arial Black" style:font-size-complex="8pt"/>
    </style:style>
    <style:style style:name="ce67" style:family="table-cell" style:parent-style-name="Yüzde" style:data-style-name="N11">
      <style:table-cell-properties style:cell-protect="protected formula-hidden" style:print-content="true"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68" style:family="table-cell" style:parent-style-name="Default" style:data-style-name="N0">
      <style:table-cell-properties fo:background-color="#999966" style:cell-protect="protected formula-hidden" style:print-content="true" style:text-align-source="fix" style:repeat-content="false" fo:border="none" style:vertical-align="automatic"/>
      <style:paragraph-properties fo:text-align="end" fo:margin-left="0pt"/>
      <style:text-properties fo:color="#990000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69" style:family="table-cell" style:parent-style-name="Default" style:data-style-name="N0">
      <style:table-cell-properties fo:background-color="#990000" style:cell-protect="protected formula-hidden" style:print-content="true" fo:wrap-option="wrap" style:vertical-align="automatic"/>
      <style:text-properties fo:color="#ffffff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70" style:family="table-cell" style:parent-style-name="Default" style:data-style-name="N0">
      <style:table-cell-properties fo:background-color="#990000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71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none" fo:border-right="none" fo:border-top="2.75pt solid #000000" style:vertical-align="top"/>
      <style:paragraph-properties fo:text-align="center"/>
      <style:text-properties fo:color="#996666" style:font-name="Arial Narrow" fo:font-size="9pt" fo:font-style="italic" style:font-name-asian="Arial Narrow" style:font-size-asian="9pt" style:font-style-asian="italic" style:font-name-complex="Arial Narrow" style:font-size-complex="9pt" style:font-style-complex="italic"/>
    </style:style>
    <style:style style:name="ce72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73" style:family="table-cell" style:parent-style-name="Default" style:data-style-name="N0">
      <style:table-cell-properties fo:background-color="#ffcccc" style:cell-protect="formula-hidden" style:print-content="true" style:text-align-source="fix" style:repeat-content="false" style:vertical-align="middle"/>
      <style:paragraph-properties fo:text-align="center"/>
      <style:text-properties fo:color="#cc00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74" style:family="table-cell" style:parent-style-name="Default" style:data-style-name="N0">
      <style:table-cell-properties fo:background-color="#ffcccc" style:cell-protect="formula-hidden" style:print-content="true" style:text-align-source="fix" style:repeat-content="false" style:vertical-align="middle"/>
      <style:paragraph-properties fo:text-align="center"/>
      <style:text-properties fo:color="#0066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75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/>
      <style:text-properties fo:color="#9966cc" style:font-name="Arial Narrow" fo:font-size="9pt" style:font-name-asian="Arial Narrow" style:font-size-asian="9pt" style:font-name-complex="Arial Narrow" style:font-size-complex="9pt"/>
    </style:style>
    <style:style style:name="ce76" style:family="table-cell" style:parent-style-name="Default" style:data-style-name="N0">
      <style:table-cell-properties fo:border-bottom="2.75pt solid #000000" fo:background-color="#dddddd" style:cell-protect="protected formula-hidden" style:print-content="true" style:text-align-source="fix" style:repeat-content="false" fo:border-left="none" fo:border-right="none" fo:border-top="none" style:vertical-align="automatic"/>
      <style:paragraph-properties fo:text-align="center"/>
    </style:style>
    <style:style style:name="ce77" style:family="table-cell" style:parent-style-name="Default" style:data-style-name="N0">
      <style:table-cell-properties fo:background-color="#999966" style:cell-protect="protected formula-hidden" style:print-content="true" fo:border="none" style:vertical-align="automatic"/>
      <style:text-properties fo:color="#ffffff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9" style:family="table-cell" style:parent-style-name="Yüzde" style:data-style-name="N11">
      <style:table-cell-properties style:cell-protect="protected formula-hidden" style:print-content="true" style:text-align-source="fix" style:repeat-content="false" style:vertical-align="automatic"/>
      <style:paragraph-properties fo:text-align="start" fo:margin-left="0pt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80" style:family="table-cell" style:parent-style-name="Default" style:data-style-name="N0">
      <style:table-cell-properties fo:background-color="#006600" style:cell-protect="protected formula-hidden" style:print-content="true" fo:wrap-option="wrap" style:vertical-align="automatic"/>
      <style:text-properties fo:color="#ffffff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81" style:family="table-cell" style:parent-style-name="Default" style:data-style-name="N0">
      <style:table-cell-properties fo:background-color="#006600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82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none" fo:border-right="none" fo:border-top="2.75pt solid #000000" style:vertical-align="middle"/>
      <style:paragraph-properties fo:text-align="center"/>
      <style:text-properties fo:color="#9966cc" style:font-name="Arial Narrow" fo:font-size="9pt" style:font-name-asian="Arial Narrow" style:font-size-asian="9pt" style:font-name-complex="Arial Narrow" style:font-size-complex="9pt"/>
    </style:style>
    <style:style style:name="ce83" style:family="table-cell" style:parent-style-name="Default" style:data-style-name="N0">
      <style:table-cell-properties fo:background-color="#ccffcc" style:cell-protect="formula-hidden" style:print-content="true" style:text-align-source="fix" style:repeat-content="false" style:vertical-align="middle"/>
      <style:paragraph-properties fo:text-align="center" fo:margin-left="0pt"/>
      <style:text-properties fo:color="#9900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84" style:family="table-cell" style:parent-style-name="Default" style:data-style-name="N0">
      <style:table-cell-properties fo:background-color="#ccffcc" style:cell-protect="formula-hidden" style:print-content="true" style:text-align-source="fix" style:repeat-content="false" style:vertical-align="middle"/>
      <style:paragraph-properties fo:text-align="center"/>
      <style:text-properties fo:color="#0099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85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/>
      <style:text-properties fo:color="#669966" style:font-name="Arial Narrow" fo:font-size="9pt" fo:font-style="italic" style:font-name-asian="Arial Narrow" style:font-size-asian="9pt" style:font-style-asian="italic" style:font-name-complex="Arial Narrow" style:font-size-complex="9pt" style:font-style-complex="italic"/>
    </style:style>
    <style:style style:name="ce86" style:family="table-cell" style:parent-style-name="Default" style:data-style-name="N0">
      <style:table-cell-properties fo:background-color="#999966" style:cell-protect="protected formula-hidden" style:print-content="true" style:text-align-source="fix" style:repeat-content="false" fo:border="none" style:vertical-align="automatic"/>
      <style:paragraph-properties fo:text-align="start" fo:margin-left="0pt"/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89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none" fo:border-right="2.75pt solid #000000" fo:border-top="2.75pt solid #000000" style:vertical-align="top"/>
      <style:paragraph-properties fo:text-align="center"/>
      <style:text-properties style:font-name="Arial Narrow" fo:font-size="8pt" style:font-name-asian="Arial Narrow" style:font-size-asian="8pt" style:font-name-complex="Arial Narrow" style:font-size-complex="8pt"/>
    </style:style>
    <style:style style:name="ce90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none" fo:border-right="2.75pt solid #000000" fo:border-top="none" style:vertical-align="automatic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91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wrap-option="wrap" fo:border-left="none" fo:padding-bottom="0.99pt" fo:padding-left="0pt" fo:padding-right="0pt" fo:padding-top="0.99pt" fo:border-right="2.75pt solid #000000" fo:border-top="none" style:vertical-align="top"/>
      <style:paragraph-properties fo:text-align="start" fo:margin-left="0pt"/>
      <style:text-properties fo:color="#0000ff" style:font-name="Arial Narrow" fo:font-size="6pt" fo:font-weight="normal" style:font-name-asian="Arial Narrow" style:font-size-asian="6pt" style:font-weight-asian="normal" style:font-name-complex="Arial Narrow" style:font-size-complex="6pt" style:font-weight-complex="normal"/>
    </style:style>
    <style:style style:name="ce92" style:family="table-cell" style:parent-style-name="Default" style:data-style-name="N0">
      <style:table-cell-properties fo:border-bottom="none" fo:background-color="#dddddd" style:cell-protect="protected formula-hidden" style:print-content="true" style:text-align-source="fix" style:repeat-content="false" fo:border-left="none" fo:border-right="2.75pt solid #000000" fo:border-top="none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93" style:family="table-cell" style:parent-style-name="Default" style:data-style-name="N0">
      <style:table-cell-properties fo:border-bottom="2.75pt solid #000000" fo:background-color="#dddddd" style:cell-protect="protected formula-hidden" style:print-content="true" style:text-align-source="fix" style:repeat-content="false" fo:border-left="none" fo:border-right="2.75pt solid #000000" fo:border-top="none" style:vertical-align="automatic"/>
      <style:paragraph-properties fo:text-align="center"/>
    </style:style>
    <style:style style:name="ce94" style:family="table-cell" style:parent-style-name="Default" style:data-style-name="N122">
      <style:table-cell-properties style:cell-protect="protected formula-hidden" style:print-content="true" style:text-align-source="fix" style:repeat-content="false" fo:background-color="transparent" style:vertical-align="top"/>
      <style:paragraph-properties fo:text-align="start" fo:margin-left="0pt"/>
      <style:text-properties style:font-name="Arial Narrow" fo:font-size="8pt" style:font-name-asian="Arial Narrow" style:font-size-asian="8pt" style:font-name-complex="Arial Narrow" style:font-size-complex="8pt"/>
    </style:style>
    <style:style style:name="ce95" style:family="table-cell" style:parent-style-name="Default">
      <style:table-cell-properties fo:background-color="#fabf8f" style:cell-protect="protected formula-hidden" style:print-content="true" fo:wrap-option="wrap" style:vertical-align="middle"/>
      <style:text-properties fo:color="#974706" style:font-name="Arial Narrow" fo:font-size="15pt" fo:font-weight="bold" style:font-name-asian="Arial Narrow" style:font-size-asian="15pt" style:font-weight-asian="bold" style:font-name-complex="Arial Narrow" style:font-size-complex="15pt" style:font-weight-complex="bold"/>
    </style:style>
    <style:style style:name="ce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</style:style>
    <style:style style:name="ce97" style:family="table-cell" style:parent-style-name="Yüzde" style:data-style-name="N122">
      <style:table-cell-properties style:cell-protect="protected formula-hidden" style:print-content="true" style:vertical-align="middle"/>
      <style:text-properties fo:color="#974706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98" style:family="table-cell" style:parent-style-name="Default" style:data-style-name="N0">
      <style:table-cell-properties fo:background-color="#31869b"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b7dee8" style:font-name="Arial Narrow" fo:font-size="8pt" fo:font-weight="bold" style:font-name-asian="Arial Narrow" style:font-size-asian="8pt" style:font-weight-asian="bold" style:font-name-complex="Arial Narrow" style:font-size-complex="8pt" style:font-weight-complex="bold"/>
    </style:style>
    <style:style style:name="ce99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wrap-option="no-wrap" fo:border-left="2.01pt solid #000000" fo:border-right="none" fo:border-top="none" style:vertical-align="middle"/>
      <style:paragraph-properties fo:text-align="start" fo:margin-left="0pt"/>
      <style:text-properties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100" style:family="table-cell" style:parent-style-name="Yüzde" style:data-style-name="N11">
      <style:table-cell-properties fo:border-bottom="none" fo:background-color="#990000" style:cell-protect="protected formula-hidden" style:print-content="true" style:text-align-source="fix" style:repeat-content="false" fo:border-left="2.01pt solid #000000" fo:border-right="none" fo:border-top="none" style:vertical-align="automatic"/>
      <style:paragraph-properties fo:text-align="start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01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order-left="2.01pt solid #000000" fo:padding-bottom="0.99pt" fo:padding-left="0.99pt" fo:padding-right="0pt" fo:padding-top="0.99pt" fo:border-right="none" fo:border-top="none" style:vertical-align="automatic"/>
      <style:paragraph-properties fo:text-align="end"/>
      <style:text-properties fo:color="#a6a6a6"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102" style:family="table-cell" style:parent-style-name="Yüzde" style:data-style-name="N11">
      <style:table-cell-properties fo:background-color="#990000"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end"/>
      <style:text-properties fo:color="#0099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03" style:family="table-cell" style:parent-style-name="Default" style:data-style-name="N0">
      <style:table-cell-properties fo:background-color="#fabf8f"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974706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104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6633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05" style:family="table-cell" style:parent-style-name="Default" style:data-style-name="N122">
      <style:table-cell-properties fo:background-color="transparent" style:vertical-align="automatic"/>
      <style:text-properties fo:color="#76933c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0">
      <style:table-cell-properties fo:background-color="#fabf8f"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974706" style:font-name="Arial Narrow1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07" style:family="table-cell" style:parent-style-name="Default" style:data-style-name="N0">
      <style:table-cell-properties fo:background-color="#fabf8f"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974706" style:font-name="Arial Narrow1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108" style:family="table-cell" style:parent-style-name="Yüzde" style:data-style-name="N122">
      <style:table-cell-properties style:cell-protect="protected formula-hidden" style:print-content="true" fo:border="none" style:vertical-align="middle"/>
      <style:text-properties fo:color="#974706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09" style:family="table-cell" style:parent-style-name="Default" style:data-style-name="N122">
      <style:table-cell-properties fo:background-color="transparent" style:vertical-align="automatic"/>
      <style:text-properties fo:color="#974706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10" style:family="table-cell" style:parent-style-name="Default" style:data-style-name="N0">
      <style:table-cell-properties fo:background-color="#fabf8f" style:cell-protect="protected formula-hidden" style:print-content="true" fo:wrap-option="no-wrap" style:vertical-align="middle"/>
      <style:text-properties fo:color="#974706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111" style:family="table-cell" style:parent-style-name="Yüzde" style:data-style-name="N122">
      <style:table-cell-properties style:cell-protect="protected formula-hidden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/>
      <style:text-properties fo:color="#974706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12" style:family="table-cell" style:parent-style-name="Default" style:data-style-name="N0">
      <style:table-cell-properties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a6a6a6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113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cc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start" fo:margin-left="0pt"/>
      <style:text-properties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115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style:vertical-align="middle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16" style:family="table-cell" style:parent-style-name="Default" style:data-style-name="N0">
      <style:table-cell-properties fo:background-color="#fabf8f"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974706" style:font-name="Arial Narrow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117" style:family="table-cell" style:parent-style-name="Yüzde" style:data-style-name="N122">
      <style:table-cell-properties style:cell-protect="protected formula-hidden" style:print-content="true" fo:border="none" style:vertical-align="middle"/>
      <style:text-properties fo:color="#974706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8" style:family="table-cell" style:parent-style-name="Yüzde" style:data-style-name="N122">
      <style:table-cell-properties style:cell-protect="protected formula-hidden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/>
      <style:text-properties fo:color="#974706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119" style:family="table-cell" style:parent-style-name="Default" style:data-style-name="N0">
      <style:table-cell-properties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a6a6a6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120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cc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21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style:vertical-align="automatic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22" style:family="table-cell" style:parent-style-name="Default" style:data-style-name="N0">
      <style:table-cell-properties fo:background-color="#fde9d9"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974706" style:font-name="Arial Narrow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123" style:family="table-cell" style:parent-style-name="Default" style:data-style-name="N0">
      <style:table-cell-properties fo:background-color="#fde9d9"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974706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4" style:family="table-cell" style:parent-style-name="Yüzde" style:data-style-name="N2">
      <style:table-cell-properties fo:background-color="#fabf8f" style:cell-protect="protected formula-hidden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 fo:margin-left="0pt"/>
      <style:text-properties fo:color="#974706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25" style:family="table-cell" style:parent-style-name="Default" style:data-style-name="N0">
      <style:table-cell-properties fo:background-color="#fabf8f" style:cell-protect="protected formula-hidden" style:print-content="true" fo:wrap-option="wrap" style:vertical-align="middle"/>
      <style:text-properties fo:color="#974706" style:font-name="Arial Narrow" fo:font-size="16pt" fo:font-style="italic" fo:font-weight="bold" style:font-name-asian="Arial Narrow" style:font-size-asian="16pt" style:font-style-asian="italic" style:font-weight-asian="bold" style:font-name-complex="Arial Narrow" style:font-size-complex="16pt" style:font-style-complex="italic" style:font-weight-complex="bold"/>
    </style:style>
    <style:style style:name="ce126" style:family="table-cell" style:parent-style-name="Yüzde" style:data-style-name="N122">
      <style:table-cell-properties fo:background-color="#ffffff" style:cell-protect="protected formula-hidden" style:print-content="true" style:vertical-align="top"/>
      <style:text-properties fo:color="#6633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27" style:family="table-cell" style:parent-style-name="Default" style:data-style-name="N0">
      <style:table-cell-properties style:cell-protect="protected formula-hidden" style:print-content="true" fo:wrap-option="wrap" fo:border="none" style:rotation-angle="90" style:vertical-align="middle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128" style:family="table-cell" style:parent-style-name="Default" style:data-style-name="N0">
      <style:table-cell-properties fo:background-color="#fabf8f"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974706" style:font-name="Arial Narrow" fo:font-size="13.5pt" fo:font-weight="bold" style:font-name-asian="Arial Narrow" style:font-size-asian="13.5pt" style:font-weight-asian="bold" style:font-name-complex="Arial Narrow" style:font-size-complex="13.5pt" style:font-weight-complex="bold"/>
    </style:style>
    <style:style style:name="ce12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974706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30" style:family="table-cell" style:parent-style-name="Default" style:data-style-name="N0">
      <style:table-cell-properties style:cell-protect="protected formula-hidden" style:print-content="true" fo:border="none"/>
      <style:text-properties fo:color="#000000" style:font-name="Arial Narrow" style:font-name-asian="Arial Narrow" style:font-name-complex="Arial Narrow"/>
    </style:style>
    <style:style style:name="ce131" style:family="table-cell" style:parent-style-name="Yüzde" style:data-style-name="N2">
      <style:table-cell-properties fo:background-color="#e6b8b7" style:cell-protect="protected formula-hidden" style:print-content="true" style:text-align-source="fix" style:repeat-content="false" fo:border="none" style:vertical-align="automatic"/>
      <style:paragraph-properties fo:text-align="start" fo:margin-left="0pt"/>
      <style:text-properties style:font-name="Arial" fo:font-size="16pt" style:font-name-asian="Arial" style:font-size-asian="16pt" style:font-name-complex="Arial" style:font-size-complex="16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end"/>
      <style:text-properties fo:color="#a6a6a6" style:font-name="Arial Narrow" style:font-name-asian="Arial Narrow" style:font-name-complex="Arial Narrow"/>
    </style:style>
    <style:style style:name="ce133" style:family="table-cell" style:parent-style-name="Yüzde" style:data-style-name="N2">
      <style:table-cell-properties fo:background-color="#e6b8b7"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end"/>
      <style:text-properties style:font-name="Arial" fo:font-size="16pt" style:font-name-asian="Arial" style:font-size-asian="16pt" style:font-name-complex="Arial" style:font-size-complex="16pt"/>
    </style:style>
    <style:style style:name="ce134" style:family="table-cell" style:parent-style-name="Default" style:data-style-name="N0">
      <style:table-cell-properties fo:wrap-option="wrap" fo:border="none" style:vertical-align="top"/>
    </style:style>
    <style:style style:name="ce135" style:family="table-cell" style:parent-style-name="Default" style:data-style-name="N0">
      <style:table-cell-properties fo:wrap-option="wrap" style:vertical-align="top"/>
    </style:style>
    <style:style style:name="ce136" style:family="table-cell" style:parent-style-name="Default">
      <style:text-properties fo:color="#974706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37" style:family="table-cell" style:parent-style-name="Default" style:data-style-name="N0">
      <style:text-properties style:use-window-font-color="true" style:font-name="Arial1"/>
    </style:style>
    <style:style style:name="ce138" style:family="table-cell" style:parent-style-name="Default" style:data-style-name="N0">
      <style:table-cell-properties style:vertical-align="top"/>
      <style:text-properties style:use-window-font-color="true" style:font-name="Arial1"/>
    </style:style>
    <style:style style:name="ce139" style:family="table-cell" style:parent-style-name="Default">
      <style:text-properties fo:color="#974706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140" style:family="table-cell" style:parent-style-name="Default" style:data-style-name="N0">
      <style:text-properties fo:color="#999999" style:font-name="Arial1"/>
    </style:style>
    <style:style style:name="ce141" style:family="table-cell" style:parent-style-name="Default" style:data-style-name="N0">
      <style:text-properties style:use-window-font-color="true" style:font-name="Arial Narrow1"/>
    </style:style>
    <style:style style:name="ce142" style:family="table-cell" style:parent-style-name="Default" style:data-style-name="N0">
      <style:table-cell-properties fo:wrap-option="wrap" style:vertical-align="top"/>
      <style:text-properties style:use-window-font-color="true" style:font-name="Arial Narrow1"/>
    </style:style>
    <style:style style:name="ce143" style:family="table-cell" style:parent-style-name="Default" style:data-style-name="N0">
      <style:text-properties fo:color="#999999" style:font-name="Arial Narrow1"/>
    </style:style>
    <style:style style:name="ce144" style:family="table-cell" style:parent-style-name="Default" style:data-style-name="N0">
      <style:table-cell-properties fo:wrap-option="wrap" style:vertical-align="top"/>
      <style:text-properties style:use-window-font-color="true" style:font-name="Arial Narrow1" fo:font-size="8pt" style:font-size-asian="8pt" style:font-size-complex="8pt"/>
    </style:style>
    <style:style style:name="ce145" style:family="table-cell" style:parent-style-name="Default" style:data-style-name="N0">
      <style:text-properties fo:color="#999999" style:font-name="Arial Narrow1" fo:font-size="8pt" style:font-size-asian="8pt" style:font-size-complex="8pt"/>
    </style:style>
    <style:style style:name="ce146" style:family="table-cell" style:parent-style-name="Default">
      <style:table-cell-properties style:cell-protect="protected formula-hidden" style:print-content="true" fo:background-color="transparent"/>
      <style:text-properties style:font-name="Arial Narrow1" fo:font-size="11pt" style:font-size-asian="11pt" style:font-size-complex="11pt"/>
    </style:style>
    <style:style style:name="ce147" style:family="table-cell" style:parent-style-name="Default" style:data-style-name="N0">
      <style:table-cell-properties style:cell-protect="protected formula-hidden" style:print-content="true" fo:background-color="transparent"/>
      <style:text-properties style:use-window-font-color="true" style:font-name="Arial Narrow1" fo:font-size="11pt" style:font-size-asian="11pt" style:font-size-complex="11pt"/>
    </style:style>
    <style:style style:name="ce148" style:family="table-cell" style:parent-style-name="Default">
      <style:table-cell-properties style:cell-protect="protected formula-hidden" style:print-content="true" fo:background-color="transparent"/>
      <style:text-properties style:use-window-font-color="true" style:font-name="Arial Narrow1" fo:font-size="11pt" style:font-size-asian="11pt" style:font-size-complex="11pt"/>
    </style:style>
    <style:style style:name="ce149" style:family="table-cell" style:parent-style-name="Default">
      <style:table-cell-properties style:cell-protect="protected formula-hidden" style:print-content="true" fo:background-color="transparent"/>
      <style:text-properties style:font-name="Calibri"/>
    </style:style>
    <style:style style:name="ce150" style:family="table-cell" style:parent-style-name="Default" style:data-style-name="N122">
      <style:table-cell-properties style:cell-protect="protected formula-hidden" style:print-content="true" fo:background-color="transparent" fo:wrap-option="wrap" style:vertical-align="top"/>
      <style:text-properties style:use-window-font-color="true" style:font-name="Arial Narrow1" fo:font-size="11pt" style:font-size-asian="11pt" style:font-size-complex="11pt"/>
    </style:style>
    <style:style style:name="ce151" style:family="table-cell" style:parent-style-name="Default" style:data-style-name="N122">
      <style:table-cell-properties style:cell-protect="protected formula-hidden" style:print-content="true" fo:background-color="transparent"/>
      <style:text-properties style:use-window-font-color="true" style:font-name="Arial Narrow1" fo:font-size="11pt" style:font-size-asian="11pt" style:font-size-complex="11pt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pt" fo:padding-bottom="0pt" fo:padding-left="0pt" fo:padding-right="0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  <style:text-properties fo:color="#ffff99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color="#ffff99" style:text-line-through-style="none" style:text-line-through-type="none" style:text-position="0% 100%" style:font-name="Arial Narrow" fo:font-size="13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false" style:font-name-asian="Arial Narrow" style:font-size-asian="13pt" style:font-style-asian="normal" style:font-weight-asian="normal" style:font-name-complex="Arial Narrow" style:font-size-complex="13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font-style="italic" style:font-size-asian="8pt" style:font-size-complex="8pt" style:font-weight-asian="normal" style:font-weight-complex="normal" style:font-style-asian="italic" style:font-style-complex="italic"/>
    </style:style>
    <style:style style:name="T6" style:family="text">
      <style:text-properties fo:color="#000000" style:font-name="Arial Narrow" fo:font-size="13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 Narrow" fo:font-size="8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8pt" style:font-size-complex="8pt" style:font-weight-asian="normal" style:font-weight-complex="normal" style:font-style-asian="italic" style:font-style-complex="italic"/>
    </style:style>
    <style:style style:name="T8" style:family="text">
      <style:text-properties fo:color="#000000" style:font-name="Arial Narrow" fo:font-size="11pt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Arial Narrow" fo:font-size="10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font-size-asian="13pt" style:font-size-complex="13pt"/>
    </style:style>
    <style:style style:name="T11" style:family="text">
      <style:text-properties style:font-name="Arial Narrow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4pt" style:font-size-complex="14pt" style:font-weight-asian="normal" style:font-weight-complex="normal" style:font-style-asian="normal" style:font-style-complex="normal"/>
    </style:style>
    <style:style style:name="T12" style:family="text">
      <style:text-properties style:font-name="Arial Black"/>
    </style:style>
    <style:style style:name="T13" style:family="text">
      <style:text-properties fo:color="#a6a6a6" style:font-name="Arial Narrow" fo:font-size="10pt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bold" style:font-weight-complex="bold" style:font-style-asian="normal" style:font-style-complex="normal"/>
    </style:style>
    <style:style style:name="T14" style:family="text">
      <style:text-properties fo:color="#974707" fo:font-size="12pt" style:font-size-asian="12pt" style:font-size-complex="12pt"/>
    </style:style>
    <style:style style:name="T15" style:family="text">
      <style:text-properties fo:color="#974707" fo:font-size="10.5pt" fo:font-weight="normal" style:font-size-asian="10.5pt" style:font-size-complex="10.5pt" style:font-weight-asian="normal" style:font-weight-complex="normal"/>
    </style:style>
    <style:style style:name="T16" style:family="text">
      <style:text-properties fo:color="#e26b0a" style:font-name="Arial Narrow" fo:font-size="10.5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.5pt" style:font-size-complex="10.5pt" style:font-weight-asian="normal" style:font-weight-complex="normal" style:font-style-asian="normal" style:font-style-complex="normal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e26b0a" style:font-name="Arial Narrow" fo:font-size="14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4pt" style:font-size-complex="14pt" style:font-weight-asian="normal" style:font-weight-complex="normal" style:font-style-asian="normal" style:font-style-complex="normal"/>
    </style:style>
    <style:style style:name="T19" style:family="text">
      <style:text-properties style:font-name="Arial Narrow" fo:font-size="13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20" style:family="text">
      <style:text-properties fo:color="#ffcccc" style:font-name="Arial Narrow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2pt" style:font-size-complex="12pt" style:font-weight-asian="normal" style:font-weight-complex="normal" style:font-style-asian="normal" style:font-style-complex="normal"/>
    </style:style>
    <style:style style:name="T21" style:family="text">
      <style:text-properties style:font-name="Arial Narrow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2pt" style:font-size-complex="12pt" style:font-weight-asian="normal" style:font-weight-complex="normal" style:font-style-asian="normal" style:font-style-complex="normal" fo:color="#632523"/>
    </style:style>
    <style:style style:name="T22" style:family="text">
      <style:text-properties fo:color="#0000ff" style:font-name="Arial Narrow" fo:font-size="13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3pt" style:font-size-complex="13pt" style:font-weight-asian="normal" style:font-weight-complex="normal" style:font-style-asian="italic" style:font-style-complex="italic"/>
    </style:style>
    <style:style style:name="T23" style:family="text">
      <style:text-properties style:font-name="Arial Narrow" fo:font-size="9pt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9pt" style:font-size-complex="9pt" style:font-weight-asian="bold" style:font-weight-complex="bold" style:font-style-asian="normal" style:font-style-complex="normal"/>
    </style:style>
    <style:style style:name="T24" style:family="text">
      <style:text-properties style:font-name="Arial Narrow" fo:font-size="9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9pt" style:font-size-complex="9pt" style:font-weight-asian="normal" style:font-weight-complex="normal" style:font-style-asian="italic" style:font-style-complex="italic"/>
    </style:style>
    <style:style style:name="T25" style:family="text">
      <style:text-properties style:font-name="Arial Narrow" fo:font-size="9pt" fo:font-weight="normal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 fo:font-style="normal" style:font-style-asian="normal" style:font-style-complex="normal"/>
    </style:style>
    <style:style style:name="T26" style:family="text">
      <style:text-properties fo:color="#974706" style:font-name="Arial Narrow" fo:font-size="10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27" style:family="text">
      <style:text-properties fo:color="#974706" style:font-name="Arial Narrow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weight-asian="normal" style:font-weight-complex="normal" style:font-style-asian="normal" style:font-style-complex="normal" style:font-size-asian="8pt" style:font-size-complex="8pt"/>
    </style:style>
    <style:style style:name="T28" style:family="text">
      <style:text-properties fo:color="#974706" style:font-name="Arial Narrow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4pt" style:font-size-complex="14pt" style:font-weight-asian="normal" style:font-weight-complex="normal" style:font-style-asian="normal" style:font-style-complex="normal"/>
    </style:style>
    <style:style style:name="T29" style:family="text">
      <style:text-properties fo:color="#a6a6a6" style:font-name="Arial Narrow" fo:font-size="13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30" style:family="text">
      <style:text-properties fo:color="#e26b0a" style:font-name="Arial Narrow" fo:font-size="16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6pt" style:font-size-complex="16pt" style:font-weight-asian="normal" style:font-weight-complex="normal" style:font-style-asian="normal" style:font-style-complex="normal"/>
    </style:style>
    <style:style style:name="T31" style:family="text">
      <style:text-properties fo:font-size="10pt" fo:font-weight="normal" style:font-size-asian="10pt" style:font-size-complex="10pt" style:font-weight-asian="normal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font-weight="normal" style:font-size-asian="12pt" style:font-size-complex="12pt" style:font-weight-asian="normal" style:font-weight-complex="normal"/>
    </style:style>
    <style:style style:name="T34" style:family="text">
      <style:text-properties fo:color="#000000" style:font-name="Arial Narrow" fo:font-size="11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fo:color="#000000" style:font-name="Arial Narrow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weight-asian="normal" style:font-weight-complex="normal" style:font-style-asian="normal" style:font-style-complex="normal" fo:font-size="10.5pt" style:font-size-asian="10.5pt" style:font-size-complex="10.5pt"/>
    </style:style>
    <style:style style:name="T36" style:family="text">
      <style:text-properties fo:font-size="10.5pt" style:font-size-asian="10.5pt" style:font-size-complex="10.5pt"/>
    </style:style>
    <style:style style:name="T37" style:family="text">
      <style:text-properties fo:font-size="11pt" fo:font-weight="normal" style:font-size-asian="11pt" style:font-size-complex="11pt" style:font-weight-asian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 fo:color="#974706" style:font-name="Arial Narrow" fo:font-size="14pt" fo:font-weight="normal" style:text-underline-style="none" style:text-underline-color="font-color" style:text-line-through-type="none" style:text-outline="false" fo:text-shadow="none" style:font-name-asian="Arial Narrow" style:font-name-complex="Arial Narrow" style:font-size-asian="14pt" style:font-size-complex="14pt" style:font-weight-asian="normal" style:font-weight-complex="normal"/>
    </style:style>
    <style:style style:name="T40" style:family="text">
      <style:text-properties fo:color="#a6a6a6" style:font-name="Arial Narrow" fo:font-size="11pt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erformance Metrics" table:style-name="ta1" table:protected="true" table:protection-key="9/KBI25eSgiAVu6/Au3kOVmewvc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9"/>
        <table:table-column table:style-name="co8" table:default-cell-style-name="ce39"/>
        <table:table-column table:style-name="co9" table:default-cell-style-name="ce1"/>
        <table:table-column table:style-name="co10" table:default-cell-style-name="ce1"/>
        <table:table-column table:style-name="co11" table:default-cell-style-name="ce78"/>
        <table:table-column table:style-name="co11" table:default-cell-style-name="ce87"/>
        <table:table-column table:style-name="co1" table:default-cell-style-name="ce78"/>
        <table:table-column table:style-name="co12" table:default-cell-style-name="ce87"/>
        <table:table-column table:style-name="co13" table:default-cell-style-name="ce87"/>
        <table:table-column table:style-name="co12" table:default-cell-style-name="ce78"/>
        <table:table-column table:style-name="co14" table:default-cell-style-name="ce78"/>
        <table:table-column table:style-name="co15" table:default-cell-style-name="ce87"/>
        <table:table-column table:style-name="co16" table:default-cell-style-name="ce87"/>
        <table:table-column table:style-name="co17" table:default-cell-style-name="ce1"/>
        <table:table-column table:style-name="co18" table:default-cell-style-name="ce140"/>
        <table:table-column table:style-name="co19" table:number-columns-repeated="2" table:default-cell-style-name="ce143"/>
        <table:table-column table:style-name="co20" table:default-cell-style-name="ce145"/>
        <table:table-column table:style-name="co20" table:default-cell-style-name="ce1"/>
        <table:table-column table:style-name="co21" table:default-cell-style-name="ce1"/>
        <table:table-column table:style-name="co22" table:number-columns-repeated="998" table:default-cell-style-name="ce1"/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ce137"/>
          <table:table-cell table:style-name="ce141" table:number-columns-repeated="2"/>
          <table:table-cell table:style-name="Default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F<text:span text:style-name="T2">1</text:span></text:p>
          </table:table-cell>
          <table:table-cell table:style-name="ce8" office:value-type="string" calcext:value-type="string" table:number-columns-spanned="1" table:number-rows-spanned="3">
            <text:p><text:span text:style-name="T3">F-scores</text:span><text:span text:style-name="T4"> (F- measures)</text:span></text:p>
            <text:p><text:span text:style-name="T5">(Harmonic)</text:span></text:p>
          </table:table-cell>
          <table:table-cell table:style-name="ce13" table:formula="of:=2*(PPV*TPR)/(PPV+TPR)" office:value-type="float" office:value="0.922330097087379" calcext:value-type="float">
            <text:p>0.9223</text:p>
          </table:table-cell>
          <table:table-cell table:style-name="ce22" office:value-type="string" calcext:value-type="string">
            <text:p>PPV ≡ TPR</text:p>
          </table:table-cell>
          <table:table-cell table:style-name="ce30" office:value-type="string" calcext:value-type="string" table:number-columns-spanned="2" table:number-rows-spanned="2">
            <text:p><text:span text:style-name="T14">Cohen's</text:span></text:p>
            <text:p><text:span text:style-name="T14">Kappa </text:span><text:span text:style-name="T15">(CK)</text:span></text:p>
            <text:p><text:span text:style-name="T16">±</text:span></text:p>
          </table:table-cell>
          <table:covered-table-cell table:style-name="ce40"/>
          <table:table-cell table:style-name="ce3" office:value-type="string" calcext:value-type="string" table:number-columns-spanned="1" table:number-rows-spanned="2">
            <text:p><text:span text:style-name="T17">Accuracy </text:span><text:span text:style-name="T18">(ACC)</text:span></text:p>
          </table:table-cell>
          <table:table-cell table:style-name="ce56" office:value-type="string" calcext:value-type="string">
            <text:p>Citation goes here</text:p>
          </table:table-cell>
          <table:table-cell table:style-name="ce60"/>
          <table:table-cell table:style-name="ce68" office:value-type="string" calcext:value-type="string">
            <text:p>Prevalence</text:p>
          </table:table-cell>
          <table:table-cell table:style-name="ce79" table:formula="of:=P/Sn" office:value-type="percentage" office:value="0.527363184079602" calcext:value-type="percentage">
            <text:p>52.74%</text:p>
          </table:table-cell>
          <table:table-cell table:style-name="ce88" table:number-columns-spanned="1" table:number-rows-spanned="3"/>
          <table:table-cell table:style-name="ce95" office:value-type="string" calcext:value-type="string" table:number-columns-spanned="2" table:number-rows-spanned="2">
            <text:p>Balanced   <text:span text:style-name="T26">(Arithmetic)</text:span><text:span text:style-name="T27"> </text:span>Accuracy<text:span text:style-name="T28">   (BACC)</text:span></text:p>
          </table:table-cell>
          <table:covered-table-cell table:style-name="ce96"/>
          <table:table-cell table:style-name="ce110" office:value-type="string" calcext:value-type="string" table:number-columns-spanned="1" table:number-rows-spanned="2">
            <text:p><text:span text:style-name="T31">(Geometric)</text:span></text:p>
            <text:p><text:span text:style-name="T32">G-measure</text:span></text:p>
            <text:p><text:span text:style-name="T33">(Gm)</text:span></text:p>
          </table:table-cell>
          <table:table-cell table:style-name="ce3" office:value-type="string" calcext:value-type="string" table:number-columns-spanned="1" table:number-rows-spanned="2">
            <text:p><text:span text:style-name="T36">Sensitivity Index (DPr)</text:span></text:p>
            <text:p><text:span text:style-name="T37">(d-prime)</text:span></text:p>
          </table:table-cell>
          <table:table-cell table:style-name="ce125" office:value-type="string" calcext:value-type="string" table:number-columns-spanned="2" table:number-rows-spanned="2">
            <text:p>Area Under Curve<text:span text:style-name="T38"> </text:span><text:span text:style-name="T39">(AUC)</text:span></text:p>
          </table:table-cell>
          <table:covered-table-cell table:style-name="ce96"/>
          <table:table-cell/>
          <table:table-cell table:style-name="ce138"/>
          <table:table-cell table:style-name="ce142" table:number-columns-repeated="2"/>
          <table:table-cell table:style-name="ce144"/>
          <table:table-cell table:style-name="ce135" table:number-columns-repeated="2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F<text:span text:style-name="T2">2</text:span></text:p>
          </table:table-cell>
          <table:covered-table-cell table:style-name="ce5"/>
          <table:table-cell table:style-name="ce14" table:formula="of:=5*(PPV*TPR)/(4*PPV+TPR)" office:value-type="float" office:value="0.906488549618321" calcext:value-type="float">
            <text:p>0.9065</text:p>
          </table:table-cell>
          <table:table-cell table:style-name="ce22" office:value-type="string" calcext:value-type="string">
            <text:p>PPV &lt; TPR</text:p>
          </table:table-cell>
          <table:covered-table-cell table:style-name="ce31"/>
          <table:covered-table-cell table:style-name="ce41"/>
          <table:covered-table-cell table:style-name="ce47" office:value-type="string" calcext:value-type="string">
            <text:p>Accuracy <text:span text:style-name="T18">(ACC)</text:span></text:p>
          </table:covered-table-cell>
          <table:table-cell table:style-name="ce19" office:value-type="string" calcext:value-type="string">
            <text:p>Jaccard Index</text:p>
            <text:p>(JI)</text:p>
          </table:table-cell>
          <table:table-cell table:style-name="ce5"/>
          <table:table-cell table:style-name="ce69" office:value-type="string" calcext:value-type="string">
            <text:p>Condition Positive P</text:p>
          </table:table-cell>
          <table:table-cell table:style-name="ce80" office:value-type="string" calcext:value-type="string">
            <text:p>Condition Negative N</text:p>
          </table:table-cell>
          <table:covered-table-cell table:style-name="ce58"/>
          <table:covered-table-cell table:number-columns-repeated="2" table:style-name="ce96"/>
          <table:covered-table-cell table:style-name="ce58"/>
          <table:covered-table-cell table:style-name="ce31"/>
          <table:covered-table-cell table:number-columns-repeated="2" table:style-name="ce96"/>
          <table:table-cell/>
          <table:table-cell table:style-name="Default" table:number-columns-repeated="4"/>
          <table:table-cell table:style-name="ce135" table:number-columns-repeated="2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F<text:span text:style-name="T2">0.5</text:span></text:p>
          </table:table-cell>
          <table:covered-table-cell table:style-name="ce5"/>
          <table:table-cell table:style-name="ce14" table:formula="of:=1.25*(PPV*TPR)/(0.25*PPV+TPR)" office:value-type="float" office:value="0.938735177865613" calcext:value-type="float">
            <text:p>0.9387</text:p>
          </table:table-cell>
          <table:table-cell table:style-name="ce22" office:value-type="string" calcext:value-type="string">
            <text:p>PPV &gt; TPR</text:p>
          </table:table-cell>
          <table:table-cell table:style-name="ce32" table:formula="of:=(ACC-CKc)/(1-CKc)" office:value-type="float" office:value="0.840839354647135" calcext:value-type="float" table:number-columns-spanned="2" table:number-rows-spanned="1">
            <text:p>0.8408</text:p>
          </table:table-cell>
          <table:covered-table-cell table:style-name="ce42"/>
          <table:table-cell table:style-name="ce48" table:formula="of:=(TP+TN)/Sn" office:value-type="float" office:value="0.920398009950249" calcext:value-type="float">
            <text:p>0.9204</text:p>
          </table:table-cell>
          <table:table-cell table:style-name="ce38" table:formula="of:=TP/(TP+FN+FP)" office:value-type="float" office:value="0.855855855855856" calcext:value-type="float" table:number-columns-spanned="2" table:number-rows-spanned="1">
            <text:p>0.8559</text:p>
          </table:table-cell>
          <table:covered-table-cell table:style-name="ce5"/>
          <table:table-cell table:style-name="ce70" table:formula="of:=TP+FN" office:value-type="float" office:value="106" calcext:value-type="float">
            <text:p>106</text:p>
          </table:table-cell>
          <table:table-cell table:style-name="ce81" table:formula="of:=FP+TN" office:value-type="float" office:value="95" calcext:value-type="float">
            <text:p>95</text:p>
          </table:table-cell>
          <table:covered-table-cell table:style-name="ce58"/>
          <table:table-cell table:style-name="ce97" table:formula="of:=(TPR+TNR)/2" office:value-type="float" office:value="0.921797418073485" calcext:value-type="float" table:number-columns-spanned="2" table:number-rows-spanned="1">
            <text:p>0.9218</text:p>
            <draw:frame table:end-cell-address="'Performance Metrics'.O4" table:end-x="2.75pt" table:end-y="16.98pt" draw:z-index="0" draw:name="Metin kutusu 2" draw:style-name="gr1" draw:text-style-name="P2" svg:width="56.01pt" svg:height="17.01pt" svg:x="1.28pt" svg:y="-0.03pt">
              <draw:text-box>
                <text:p text:style-name="P1"><text:span text:style-name="T1">Strenght:</text:span></text:p>
              </draw:text-box>
            </draw:frame>
          </table:table-cell>
          <table:covered-table-cell table:style-name="ce96"/>
          <table:table-cell table:style-name="ce111" table:formula="of:=SQRT(TPR*TNR)" office:value-type="float" office:value="0.921442675250927" calcext:value-type="float">
            <text:p>0.9214</text:p>
          </table:table-cell>
          <table:table-cell table:style-name="ce118" table:formula="of:=LEGACY.NORMSINV(TPR)-LEGACY.NORMSINV(FPR)" office:value-type="float" office:value="2.8801950559114" calcext:value-type="float">
            <text:p>2.8802</text:p>
          </table:table-cell>
          <table:table-cell table:style-name="ce126" office:value-type="float" office:value="0" calcext:value-type="float" table:number-columns-spanned="2" table:number-rows-spanned="1">
            <text:p>0.0000</text:p>
          </table:table-cell>
          <table:covered-table-cell table:style-name="ce96"/>
          <table:table-cell table:style-name="ce134"/>
          <table:table-cell table:style-name="ce139"/>
          <table:table-cell table:style-name="Default" table:number-columns-repeated="3"/>
          <table:table-cell table:style-name="ce135" table:number-columns-repeated="2"/>
          <table:table-cell table:number-columns-repeated="998"/>
        </table:table-row>
        <table:table-row table:style-name="ro4">
          <table:table-cell table:style-name="ce2"/>
          <table:table-cell table:style-name="ce4" office:value-type="string" calcext:value-type="string" table:number-columns-spanned="1" table:number-rows-spanned="5">
            <text:p>Predictive Values</text:p>
          </table:table-cell>
          <table:table-cell table:style-name="ce9" office:value-type="string" calcext:value-type="string" table:number-columns-spanned="2" table:number-rows-spanned="2">
            <text:p><text:span text:style-name="T6">(Precision)</text:span> <text:span text:style-name="T7">Confidence</text:span></text:p>
            <text:p><text:span text:style-name="T8">PPV</text:span> (<text:span text:style-name="T9">Positive PV</text:span>)</text:p>
          </table:table-cell>
          <table:covered-table-cell table:style-name="ce15"/>
          <table:table-cell table:style-name="ce23" office:value-type="string" calcext:value-type="string" table:number-columns-spanned="5" table:number-rows-spanned="1">
            <text:p><text:span text:style-name="T12">TasKar</text:span> – Binary Classification Performance Metrics Card</text:p>
          </table:table-cell>
          <table:covered-table-cell table:style-name="ce23"/>
          <table:covered-table-cell table:number-columns-repeated="2" table:style-name="ce43"/>
          <table:covered-table-cell table:style-name="ce5"/>
          <table:table-cell table:style-name="ce61"/>
          <table:table-cell table:style-name="ce71" office:value-type="string" calcext:value-type="string">
            <text:p>Hit</text:p>
          </table:table-cell>
          <table:table-cell table:style-name="ce82" office:value-type="string" calcext:value-type="string">
            <text:p><text:span text:style-name="T23">Type I Error</text:span>, <text:span text:style-name="T24">False Alarm,</text:span><text:span text:style-name="T25"> (α)</text:span></text:p>
          </table:table-cell>
          <table:table-cell table:style-name="ce89"/>
          <table:table-cell table:style-name="ce98" table:formula="of:=&quot;37 measures/metrics, Lightweight v1.00, September 2016, prepared by Gürol Canbek&quot;" office:value-type="string" office:string-value="37 measures/metrics, Lightweight v1.00, September 2016, prepared by Gürol Canbek" calcext:value-type="string" table:number-columns-spanned="6" table:number-rows-spanned="1">
            <text:p>37 measures/metrics, Lightweight v1.00, September 2016, prepared by Gürol Canbek</text:p>
          </table:table-cell>
          <table:covered-table-cell table:number-columns-repeated="2" table:style-name="ce31"/>
          <table:covered-table-cell table:style-name="ce98"/>
          <table:covered-table-cell table:number-columns-repeated="2" table:style-name="ce96"/>
          <table:table-cell table:style-name="ce135"/>
          <table:table-cell table:style-name="Default" table:number-columns-repeated="4"/>
          <table:table-cell table:style-name="ce135" table:number-columns-repeated="2"/>
          <table:table-cell table:style-name="ce2" table:number-columns-repeated="998"/>
        </table:table-row>
        <table:table-row table:style-name="ro5">
          <table:table-cell/>
          <table:covered-table-cell table:number-columns-repeated="3" table:style-name="ce5"/>
          <table:table-cell table:style-name="ce24" office:value-type="string" calcext:value-type="string" table:number-columns-spanned="2" table:number-rows-spanned="1">
            <text:p><text:span text:style-name="T13">→ FDR</text:span></text:p>
            <text:p>(False Discovery Rate)</text:p>
          </table:table-cell>
          <table:covered-table-cell table:style-name="ce33"/>
          <table:table-cell table:style-name="ce44" office:value-type="string" calcext:value-type="string" table:number-columns-spanned="1" table:number-rows-spanned="4">
            <text:p>Test Outcomes</text:p>
          </table:table-cell>
          <table:table-cell table:style-name="ce49" office:value-type="string" calcext:value-type="string" table:number-columns-spanned="2" table:number-rows-spanned="1">
            <text:p>TOP (<text:span text:style-name="T19">TO Positive</text:span>)</text:p>
          </table:table-cell>
          <table:covered-table-cell table:style-name="ce5"/>
          <table:table-cell table:style-name="ce62"/>
          <table:table-cell table:style-name="ce72" office:value-type="string" calcext:value-type="string">
            <text:p>TP<text:span text:style-name="T22"> (True Positive)</text:span></text:p>
          </table:table-cell>
          <table:table-cell table:style-name="ce72" office:value-type="string" calcext:value-type="string">
            <text:p>FP<text:span text:style-name="T22"> (False Positive)</text:span></text:p>
          </table:table-cell>
          <table:table-cell table:style-name="ce90"/>
          <table:table-cell table:style-name="ce99" office:value-type="string" calcext:value-type="string" table:number-columns-spanned="2" table:number-rows-spanned="1">
            <text:p><text:span text:style-name="T7">Sensitivity</text:span></text:p>
            <text:p>TPR<text:span text:style-name="T6"> (Recall)</text:span></text:p>
          </table:table-cell>
          <table:covered-table-cell table:style-name="ce96"/>
          <table:table-cell table:style-name="ce112" office:value-type="string" calcext:value-type="string" table:number-columns-spanned="2" table:number-rows-spanned="1">
            <text:p>↱ FPR<text:span text:style-name="T29"> (Fall-out)</text:span></text:p>
          </table:table-cell>
          <table:covered-table-cell table:style-name="ce119"/>
          <table:table-cell table:style-name="ce127" office:value-type="string" calcext:value-type="string" table:number-columns-spanned="1" table:number-rows-spanned="4">
            <text:p>Likelihood Ratios</text:p>
          </table:table-cell>
          <table:table-cell table:style-name="ce130" office:value-type="string" calcext:value-type="string">
            <text:p><text:span text:style-name="T8">LR+</text:span> (Positive LR)</text:p>
          </table:table-cell>
          <table:table-cell table:style-name="ce135"/>
          <table:table-cell table:style-name="Default" table:number-columns-repeated="4"/>
          <table:table-cell table:style-name="ce135" table:number-columns-repeated="2"/>
          <table:table-cell table:number-columns-repeated="998"/>
        </table:table-row>
        <table:table-row table:style-name="ro6">
          <table:table-cell/>
          <table:covered-table-cell table:style-name="ce5"/>
          <table:table-cell table:style-name="ce10" table:formula="of:=TP/TOP" office:value-type="percentage" office:value="0.95" calcext:value-type="percentage" table:number-columns-spanned="2" table:number-rows-spanned="1">
            <text:p>95.00%</text:p>
          </table:table-cell>
          <table:covered-table-cell table:style-name="ce16"/>
          <table:table-cell table:style-name="ce25" table:formula="of:=FP/TOP" office:value-type="percentage" office:value="0.05" calcext:value-type="percentage" table:number-columns-spanned="2" table:number-rows-spanned="1">
            <text:p>5.00%</text:p>
          </table:table-cell>
          <table:covered-table-cell table:style-name="ce34"/>
          <table:covered-table-cell table:style-name="ce43"/>
          <table:table-cell table:style-name="ce50" table:formula="of:=TP+FP" office:value-type="float" office:value="100" calcext:value-type="float" table:number-columns-spanned="2" table:number-rows-spanned="1">
            <text:p>100</text:p>
          </table:table-cell>
          <table:covered-table-cell table:style-name="ce5"/>
          <table:table-cell table:style-name="ce63" office:value-type="string" calcext:value-type="string">
            <text:p>a</text:p>
          </table:table-cell>
          <table:table-cell table:style-name="ce73" office:value-type="float" office:value="95" calcext:value-type="float">
            <text:p>95</text:p>
          </table:table-cell>
          <table:table-cell table:style-name="ce83" office:value-type="float" office:value="5" calcext:value-type="float">
            <text:p>5</text:p>
          </table:table-cell>
          <table:table-cell table:style-name="ce91" office:value-type="string" calcext:value-type="string">
            <text:p>b</text:p>
          </table:table-cell>
          <table:table-cell table:style-name="ce100" table:formula="of:=TP/P" office:value-type="percentage" office:value="0.89622641509434" calcext:value-type="percentage" table:number-columns-spanned="2" table:number-rows-spanned="1">
            <text:p>89.62%</text:p>
          </table:table-cell>
          <table:covered-table-cell table:style-name="ce96"/>
          <table:table-cell table:style-name="ce113" table:formula="of:=FP/N" office:value-type="percentage" office:value="0.0526315789473684" calcext:value-type="percentage" table:number-columns-spanned="2" table:number-rows-spanned="1">
            <text:p>5.26%</text:p>
          </table:table-cell>
          <table:covered-table-cell table:style-name="ce120"/>
          <table:covered-table-cell table:style-name="ce96"/>
          <table:table-cell table:style-name="ce131" table:formula="of:=TPR/FPR" office:value-type="float" office:value="17.0283018867925" calcext:value-type="float">
            <text:p>17.03</text:p>
          </table:table-cell>
          <table:table-cell table:style-name="ce135"/>
          <table:table-cell table:style-name="Default" table:number-columns-repeated="4"/>
          <table:table-cell table:style-name="ce135" table:number-columns-repeated="2"/>
          <table:table-cell table:number-columns-repeated="998"/>
        </table:table-row>
        <table:table-row table:style-name="ro7">
          <table:table-cell/>
          <table:covered-table-cell table:style-name="ce5"/>
          <table:table-cell table:style-name="ce11" office:value-type="string" calcext:value-type="string" table:number-columns-spanned="2" table:number-rows-spanned="1">
            <text:p><text:span text:style-name="T9">Inverse Precision</text:span></text:p>
            <text:p><text:span text:style-name="T8">NPV</text:span> (Negative PV)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<text:span text:style-name="T13">→  FOR</text:span></text:p>
            <text:p>(False Omission Rate)</text:p>
          </table:table-cell>
          <table:covered-table-cell table:style-name="ce35"/>
          <table:covered-table-cell table:style-name="ce43"/>
          <table:table-cell table:style-name="ce51" office:value-type="string" calcext:value-type="string" table:number-columns-spanned="2" table:number-rows-spanned="1">
            <text:p>TON (<text:span text:style-name="T19">TO Negative</text:span>)</text:p>
          </table:table-cell>
          <table:covered-table-cell table:style-name="ce5"/>
          <table:table-cell table:style-name="ce64"/>
          <table:table-cell table:style-name="ce72" office:value-type="string" calcext:value-type="string">
            <text:p>FN<text:span text:style-name="T22"> (False Negative)</text:span></text:p>
          </table:table-cell>
          <table:table-cell table:style-name="ce72" office:value-type="string" calcext:value-type="string">
            <text:p>TN<text:span text:style-name="T22"> (True Negative)</text:span></text:p>
          </table:table-cell>
          <table:table-cell table:style-name="ce90"/>
          <table:table-cell table:style-name="ce101" office:value-type="string" calcext:value-type="string" table:number-columns-spanned="2" table:number-rows-spanned="1">
            <text:p>↳    FNR (<text:span text:style-name="T29">Miss Rate</text:span>)</text:p>
          </table:table-cell>
          <table:covered-table-cell table:style-name="ce96"/>
          <table:table-cell table:style-name="ce114" office:value-type="string" calcext:value-type="string" table:number-columns-spanned="2" table:number-rows-spanned="1">
            <text:p><text:span text:style-name="T7">Specificity</text:span></text:p>
            <text:p>TNR<text:span text:style-name="T34"> </text:span><text:span text:style-name="T35">(Inverse Recall)</text:span></text:p>
          </table:table-cell>
          <table:covered-table-cell table:style-name="ce114"/>
          <table:covered-table-cell table:style-name="ce96"/>
          <table:table-cell table:style-name="ce132" office:value-type="string" calcext:value-type="string">
            <text:p><text:span text:style-name="T40">LR-</text:span> (Negative LR)</text:p>
          </table:table-cell>
          <table:table-cell table:style-name="ce135"/>
          <table:table-cell table:style-name="Default" table:number-columns-repeated="4"/>
          <table:table-cell table:style-name="ce135" table:number-columns-repeated="2"/>
          <table:table-cell table:number-columns-repeated="998"/>
        </table:table-row>
        <table:table-row table:style-name="ro8">
          <table:table-cell/>
          <table:covered-table-cell table:style-name="ce5"/>
          <table:table-cell table:style-name="ce12" table:formula="of:=TN/TON" office:value-type="percentage" office:value="0.891089108910891" calcext:value-type="percentage" table:number-columns-spanned="2" table:number-rows-spanned="1">
            <text:p>89.11%</text:p>
          </table:table-cell>
          <table:covered-table-cell table:style-name="ce18"/>
          <table:table-cell table:style-name="ce27" table:formula="of:=FN/TON" office:value-type="percentage" office:value="0.108910891089109" calcext:value-type="percentage" table:number-columns-spanned="2" table:number-rows-spanned="1">
            <text:p>10.89%</text:p>
          </table:table-cell>
          <table:covered-table-cell table:style-name="ce36"/>
          <table:covered-table-cell table:style-name="ce43"/>
          <table:table-cell table:style-name="ce52" table:formula="of:=FN+TN" office:value-type="float" office:value="101" calcext:value-type="float" table:number-columns-spanned="2" table:number-rows-spanned="1">
            <text:p>101</text:p>
          </table:table-cell>
          <table:covered-table-cell table:style-name="ce5"/>
          <table:table-cell table:style-name="ce63" office:value-type="string" calcext:value-type="string">
            <text:p>c</text:p>
          </table:table-cell>
          <table:table-cell table:style-name="ce74" office:value-type="float" office:value="11" calcext:value-type="float">
            <text:p>11</text:p>
          </table:table-cell>
          <table:table-cell table:style-name="ce84" office:value-type="float" office:value="90" calcext:value-type="float">
            <text:p>90</text:p>
          </table:table-cell>
          <table:table-cell table:style-name="ce91" office:value-type="string" calcext:value-type="string">
            <text:p>d</text:p>
          </table:table-cell>
          <table:table-cell table:style-name="ce102" table:formula="of:=FN/P" office:value-type="percentage" office:value="0.10377358490566" calcext:value-type="percentage" table:number-columns-spanned="2" table:number-rows-spanned="1">
            <text:p>10.38%</text:p>
          </table:table-cell>
          <table:covered-table-cell table:style-name="ce96"/>
          <table:table-cell table:style-name="ce115" table:formula="of:=TN/N" office:value-type="percentage" office:value="0.947368421052632" calcext:value-type="percentage" table:number-columns-spanned="2" table:number-rows-spanned="1">
            <text:p>94.74%</text:p>
          </table:table-cell>
          <table:covered-table-cell table:style-name="ce121"/>
          <table:covered-table-cell table:style-name="ce96"/>
          <table:table-cell table:style-name="ce133" table:formula="of:=FNR/TNR" office:value-type="float" office:value="0.109538784067086" calcext:value-type="float">
            <text:p>0.11</text:p>
          </table:table-cell>
          <table:table-cell table:style-name="ce135"/>
          <table:table-cell table:style-name="Default" table:number-columns-repeated="4"/>
          <table:table-cell table:style-name="ce135" table:number-columns-repeated="2"/>
          <table:table-cell table:number-columns-repeated="998"/>
        </table:table-row>
        <table:table-row table:style-name="ro9">
          <table:table-cell/>
          <table:table-cell table:style-name="ce6" office:value-type="string" calcext:value-type="string" table:number-columns-spanned="2" table:number-rows-spanned="2">
            <text:p>Markedness</text:p>
          </table:table-cell>
          <table:covered-table-cell table:style-name="ce5"/>
          <table:table-cell table:style-name="ce19" office:value-type="string" calcext:value-type="string" table:number-columns-spanned="1" table:number-rows-spanned="2">
            <text:p>Detection <text:span text:style-name="T10">Rate</text:span></text:p>
            <text:p><text:span text:style-name="T11">(DR)</text:span></text:p>
          </table:table-cell>
          <table:table-cell table:style-name="ce28" office:value-type="string" calcext:value-type="string">
            <text:p>Null Error</text:p>
          </table:table-cell>
          <table:table-cell table:style-name="ce37" office:value-type="string" calcext:value-type="string" table:number-columns-spanned="2" table:number-rows-spanned="1">
            <text:p>No Information</text:p>
          </table:table-cell>
          <table:covered-table-cell table:style-name="ce45"/>
          <table:table-cell table:style-name="ce53" office:value-type="string" calcext:value-type="string" table:number-columns-spanned="1" table:number-rows-spanned="2">
            <text:p><text:span text:style-name="T20">(Label)</text:span><text:span text:style-name="T21"> </text:span>Bias</text:p>
          </table:table-cell>
          <table:table-cell table:style-name="ce57" office:value-type="string" calcext:value-type="string" table:number-columns-spanned="1" table:number-rows-spanned="2">
            <text:p>Chi-squared test</text:p>
            <text:p>P-Value<text:span text:style-name="T4"> (2 tails)</text:span></text:p>
          </table:table-cell>
          <table:table-cell table:style-name="ce65"/>
          <table:table-cell table:style-name="ce75" office:value-type="string" calcext:value-type="string">
            <text:p><text:span text:style-name="T23">Type II error</text:span>, <text:span text:style-name="T24">Miss, omission</text:span><text:span text:style-name="T25"> (β)</text:span></text:p>
          </table:table-cell>
          <table:table-cell table:style-name="ce85" office:value-type="string" calcext:value-type="string">
            <text:p>Correct rejection</text:p>
          </table:table-cell>
          <table:table-cell table:style-name="ce92"/>
          <table:table-cell table:style-name="ce103" office:value-type="string" calcext:value-type="string" table:number-columns-spanned="1" table:number-rows-spanned="2">
            <text:p>MCC <text:span text:style-name="T30">±</text:span></text:p>
          </table:table-cell>
          <table:table-cell table:style-name="ce106" office:value-type="string" calcext:value-type="string">
            <text:p>Normalized</text:p>
          </table:table-cell>
          <table:table-cell table:style-name="ce116" office:value-type="string" calcext:value-type="string" table:number-columns-spanned="1" table:number-rows-spanned="2">
            <text:p>Informedness</text:p>
          </table:table-cell>
          <table:table-cell table:style-name="ce122" office:value-type="string" calcext:value-type="string">
            <text:p>Discriminant</text:p>
          </table:table-cell>
          <table:table-cell table:style-name="ce128" office:value-type="string" calcext:value-type="string" table:number-columns-spanned="2" table:number-rows-spanned="2">
            <text:p>Odds Ratio<text:span text:style-name="T28"> (OR)</text:span></text:p>
          </table:table-cell>
          <table:covered-table-cell table:style-name="ce96"/>
          <table:table-cell table:style-name="Default" table:number-columns-repeated="5"/>
          <table:table-cell table:style-name="ce135" table:number-columns-repeated="2"/>
          <table:table-cell table:number-columns-repeated="998"/>
        </table:table-row>
        <table:table-row table:style-name="ro9">
          <table:table-cell/>
          <table:covered-table-cell table:number-columns-repeated="2" table:style-name="ce5"/>
          <table:covered-table-cell table:style-name="ce20"/>
          <table:table-cell table:style-name="ce28" office:value-type="string" calcext:value-type="string">
            <text:p>Rate<text:span text:style-name="T4"> (NER)</text:span></text:p>
          </table:table-cell>
          <table:table-cell table:style-name="ce37" office:value-type="string" calcext:value-type="string" table:number-columns-spanned="2" table:number-rows-spanned="1">
            <text:p>Rate<text:span text:style-name="T4"> (NIR)</text:span></text:p>
          </table:table-cell>
          <table:covered-table-cell table:style-name="ce45"/>
          <table:covered-table-cell table:style-name="ce54"/>
          <table:covered-table-cell table:style-name="ce58"/>
          <table:table-cell table:style-name="ce66" office:value-type="string" calcext:value-type="string" table:number-columns-spanned="4" table:number-rows-spanned="1">
            <text:p>C o n f u s i o n   M a t r i x <text:span text:style-name="T4">(2×2 contingency table)</text:span></text:p>
          </table:table-cell>
          <table:covered-table-cell table:number-columns-repeated="2" table:style-name="ce76"/>
          <table:covered-table-cell table:style-name="ce93"/>
          <table:covered-table-cell table:style-name="ce96"/>
          <table:table-cell table:style-name="ce107" office:value-type="string" calcext:value-type="string">
            <text:p>Mutual Info<text:span text:style-name="T4"> (nMI)</text:span></text:p>
          </table:table-cell>
          <table:covered-table-cell table:style-name="ce58"/>
          <table:table-cell table:style-name="ce123" office:value-type="string" calcext:value-type="string">
            <text:p>Power<text:span text:style-name="T26"> (DP)</text:span></text:p>
          </table:table-cell>
          <table:covered-table-cell table:number-columns-repeated="2" table:style-name="ce96"/>
          <table:table-cell table:style-name="Default" table:number-columns-repeated="5"/>
          <table:table-cell table:style-name="ce135" table:number-columns-repeated="2"/>
          <table:table-cell table:number-columns-repeated="998"/>
        </table:table-row>
        <table:table-row table:style-name="ro10">
          <table:table-cell/>
          <table:table-cell table:style-name="ce7" table:formula="of:=PPV+NPV-1" office:value-type="float" office:value="0.841089108910891" calcext:value-type="float" table:number-columns-spanned="2" table:number-rows-spanned="1">
            <text:p>0.8411</text:p>
          </table:table-cell>
          <table:covered-table-cell table:style-name="ce5"/>
          <table:table-cell table:style-name="ce21" table:formula="of:=TP/Sn" office:value-type="float" office:value="0.472636815920398" calcext:value-type="float">
            <text:p>0.4726</text:p>
          </table:table-cell>
          <table:table-cell table:style-name="ce29" table:formula="of:=N/Sn" office:value-type="float" office:value="0.472636815920398" calcext:value-type="float">
            <text:p>0.4726</text:p>
          </table:table-cell>
          <table:table-cell table:style-name="ce38" table:formula="of:=MAX(P;N)/Sn" office:value-type="float" office:value="0.527363184079602" calcext:value-type="float" table:number-columns-spanned="2" table:number-rows-spanned="1">
            <text:p>0.5274</text:p>
          </table:table-cell>
          <table:covered-table-cell table:style-name="ce46"/>
          <table:table-cell table:style-name="ce55" table:formula="of:=TOP/Sn" office:value-type="percentage" office:value="0.497512437810945" calcext:value-type="percentage">
            <text:p>49.8%</text:p>
          </table:table-cell>
          <table:table-cell table:style-name="ce59" table:formula="of:=COM.MICROSOFT.CHISQ.DIST.RT(Chi2;DoF)" office:value-type="float" office:value="7.12727904942375E-033" calcext:value-type="float">
            <text:p>0.0000</text:p>
          </table:table-cell>
          <table:table-cell table:style-name="ce67"/>
          <table:table-cell table:style-name="ce77" office:value-type="string" calcext:value-type="string">
            <text:p>Test Sample Size (Sn)</text:p>
          </table:table-cell>
          <table:table-cell table:style-name="ce86" table:formula="of:=P+N" office:value-type="float" office:value="201" calcext:value-type="float">
            <text:p>201</text:p>
          </table:table-cell>
          <table:table-cell table:style-name="ce94"/>
          <table:table-cell table:style-name="ce104" table:formula="of:=SQRT(MARK*INFORM)" office:value-type="float" office:value="0.842341040800391" calcext:value-type="float">
            <text:p>0.8423</text:p>
          </table:table-cell>
          <table:table-cell table:style-name="ce108" table:formula="of:=1-(TOP*LN(TOP)+TON*LN(TON)-TP*LN(TP)-FP*LN(FP)-FN*LN(FN)-TN*LN(TN))/(Sn*LN(Sn)-P*LN(P)-N*LN(N))" office:value-type="float" office:value="0.607118304536987" calcext:value-type="float">
            <text:p>0.6071</text:p>
          </table:table-cell>
          <table:table-cell table:style-name="ce117" table:formula="of:=TPR+TNR-1" office:value-type="float" office:value="0.843594836146971" calcext:value-type="float">
            <text:p>0.8436</text:p>
          </table:table-cell>
          <table:table-cell table:style-name="ce124" table:formula="of:=(SQRT(3)/PI())*(LOG10(TPR/(1-TPR))+LOG10(TNR/(1-TNR)))" office:value-type="float" office:value="1.20829429563684" calcext:value-type="float">
            <text:p>1.21</text:p>
          </table:table-cell>
          <table:table-cell table:style-name="ce129" table:formula="of:=LRP/LRN" office:value-type="float" office:value="155.454545454545" calcext:value-type="float" table:number-columns-spanned="2" table:number-rows-spanned="1">
            <text:p>155.4545</text:p>
          </table:table-cell>
          <table:covered-table-cell table:style-name="ce96"/>
          <table:table-cell table:style-name="ce136"/>
          <table:table-cell table:style-name="Default" table:number-columns-repeated="4"/>
          <table:table-cell table:number-columns-repeated="1000"/>
        </table:table-row>
        <table:table-row table:style-name="ro11">
          <table:table-cell table:number-columns-repeated="13"/>
          <table:table-cell table:style-name="ce105"/>
          <table:table-cell table:style-name="ce109"/>
          <table:table-cell table:number-columns-repeated="5"/>
          <table:table-cell table:style-name="Default" table:number-columns-repeated="4"/>
          <table:table-cell table:number-columns-repeated="1000"/>
        </table:table-row>
        <table:table-row table:style-name="ro12" table:number-rows-repeated="7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12" table:number-rows-repeated="1048352">
          <table:table-cell table:number-columns-repeated="1024"/>
        </table:table-row>
        <table:table-row table:style-name="ro13" table:number-rows-repeated="203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'Performance Metrics'.G3:'Performance Metrics'.G4 'Performance Metrics'.H4:'Performance Metrics'.H4 'Performance Metrics'.N4:'Performance Metrics'.N4 'Performance Metrics'.P4:'Performance Metrics'.P4 'Performance Metrics'.B12:'Performance Metrics'.B12 'Performance Metrics'.P12:'Performance Metrics'.P12">
            <calcext:color-scale>
              <calcext:color-scale-entry calcext:value="0" calcext:type="number" calcext:color="#ffff66"/>
              <calcext:color-scale-entry calcext:value="1" calcext:type="number" calcext:color="#ff9900"/>
            </calcext:color-scale>
          </calcext:conditional-format>
          <calcext:conditional-format calcext:target-range-address="'Performance Metrics'.R4:'Performance Metrics'.R4">
            <calcext:color-scale>
              <calcext:color-scale-entry calcext:value="0" calcext:type="number" calcext:color="#663300"/>
              <calcext:color-scale-entry calcext:value="0.0001" calcext:type="number" calcext:color="#ffff00"/>
              <calcext:color-scale-entry calcext:value="1" calcext:type="number" calcext:color="#ff9900"/>
            </calcext:color-scale>
          </calcext:conditional-format>
          <calcext:conditional-format calcext:target-range-address="'Performance Metrics'.N12:'Performance Metrics'.N12">
            <calcext:color-scale>
              <calcext:color-scale-entry calcext:value="-1" calcext:type="number" calcext:color="#ff0000"/>
              <calcext:color-scale-entry calcext:value="0" calcext:type="number" calcext:color="#ffffff"/>
              <calcext:color-scale-entry calcext:value="1" calcext:type="number" calcext:color="#ff9900"/>
            </calcext:color-scale>
          </calcext:conditional-format>
          <calcext:conditional-format calcext:target-range-address="'Performance Metrics'.E12:'Performance Metrics'.E12">
            <calcext:condition calcext:apply-style-name="Erronous" calcext:value="&gt;=0.95*ACC" calcext:base-cell-address="'Performance Metrics'.E12"/>
          </calcext:conditional-format>
          <calcext:conditional-format calcext:target-range-address="'Performance Metrics'.E7:'Performance Metrics'.F7 'Performance Metrics'.E9:'Performance Metrics'.F9">
            <calcext:data-bar calcext:gradient="false" calcext:max-length="100" calcext:negative-color="#ff0000" calcext:axis-position="none" calcext:positive-color="#cc99f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Metrics'.N7:'Performance Metrics'.N7">
            <calcext:data-bar calcext:gradient="false" calcext:max-length="100" calcext:negative-color="#ff3333" calcext:positive-color="#cc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Metrics'.N9:'Performance Metrics'.N9 'Performance Metrics'.P7:'Performance Metrics'.Q7">
            <calcext:data-bar calcext:gradient="false" calcext:max-length="100" calcext:negative-color="#ff0000" calcext:positive-color="#cc99f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Metrics'.L2:'Performance Metrics'.L2">
            <calcext:color-scale>
              <calcext:color-scale-entry calcext:value="0" calcext:type="number" calcext:color="#006600"/>
              <calcext:color-scale-entry calcext:value="0.5" calcext:type="number" calcext:color="#ffffff"/>
              <calcext:color-scale-entry calcext:value="1" calcext:type="number" calcext:color="#990000"/>
            </calcext:color-scale>
          </calcext:conditional-format>
          <calcext:conditional-format calcext:target-range-address="'Performance Metrics'.P9:'Performance Metrics'.Q9">
            <calcext:data-bar calcext:gradient="false" calcext:max-length="100" calcext:negative-color="#ff0000" calcext:positive-color="#0099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Metrics'.S9:'Performance Metrics'.S9">
            <calcext:color-scale>
              <calcext:color-scale-entry calcext:value="0" calcext:type="number" calcext:color="#009900"/>
              <calcext:color-scale-entry calcext:value="100" calcext:type="number" calcext:color="#cc99ff"/>
            </calcext:color-scale>
          </calcext:conditional-format>
          <calcext:conditional-format calcext:target-range-address="'Performance Metrics'.S7:'Performance Metrics'.S7">
            <calcext:color-scale>
              <calcext:color-scale-entry calcext:value="0" calcext:type="number" calcext:color="#cc99ff"/>
              <calcext:color-scale-entry calcext:value="100" calcext:type="number" calcext:color="#cc0000"/>
            </calcext:color-scale>
          </calcext:conditional-format>
          <calcext:conditional-format calcext:target-range-address="'Performance Metrics'.C9:'Performance Metrics'.D9">
            <calcext:data-bar calcext:gradient="false" calcext:max-length="100" calcext:negative-color="#ff0000" calcext:positive-color="#0066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Metrics'.C7:'Performance Metrics'.D7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Metrics'.D2:'Performance Metrics'.D4">
            <calcext:color-scale>
              <calcext:color-scale-entry calcext:value="0" calcext:type="number" calcext:color="#ffff66"/>
              <calcext:color-scale-entry calcext:value="1" calcext:type="number" calcext:color="#ff9900"/>
            </calcext:color-scale>
          </calcext:conditional-format>
          <calcext:conditional-format calcext:target-range-address="'Performance Metrics'.F4:'Performance Metrics'.F4">
            <calcext:color-scale>
              <calcext:color-scale-entry calcext:value="-1" calcext:type="number" calcext:color="#ff0000"/>
              <calcext:color-scale-entry calcext:value="0" calcext:type="number" calcext:color="#ffffff"/>
              <calcext:color-scale-entry calcext:value="1" calcext:type="number" calcext:color="#ff9900"/>
            </calcext:color-scale>
          </calcext:conditional-format>
          <calcext:conditional-format calcext:target-range-address="'Performance Metrics'.O12:'Performance Metrics'.O12">
            <calcext:color-scale>
              <calcext:color-scale-entry calcext:value="0" calcext:type="number" calcext:color="#ffff66"/>
              <calcext:color-scale-entry calcext:value="1" calcext:type="number" calcext:color="#ff9900"/>
            </calcext:color-scale>
          </calcext:conditional-format>
          <calcext:conditional-format calcext:target-range-address="'Performance Metrics'.Q12:'Performance Metrics'.Q12">
            <calcext:icon-set calcext:icon-set-type="4Rating">
              <calcext:formatting-entry calcext:value="0" calcext:type="percent"/>
              <calcext:formatting-entry calcext:value="1" calcext:type="number"/>
              <calcext:formatting-entry calcext:value="2" calcext:type="number"/>
              <calcext:formatting-entry calcext:value="3" calcext:type="number"/>
            </calcext:icon-set>
          </calcext:conditional-format>
          <calcext:conditional-format calcext:target-range-address="'Performance Metrics'.Q4:'Performance Metrics'.Q4">
            <calcext:color-scale>
              <calcext:color-scale-entry calcext:value="0" calcext:type="number" calcext:color="#ffff66"/>
              <calcext:color-scale-entry calcext:value="1" calcext:type="number" calcext:color="#ff9900"/>
            </calcext:color-scale>
          </calcext:conditional-format>
          <calcext:conditional-format calcext:target-range-address="'Performance Metrics'.G3:'Performance Metrics'.G3">
            <calcext:color-scale>
              <calcext:color-scale-entry calcext:value="0" calcext:type="number" calcext:color="#ffff66"/>
              <calcext:color-scale-entry calcext:value="1" calcext:type="number" calcext:color="#ff9900"/>
            </calcext:color-scale>
          </calcext:conditional-format>
          <calcext:conditional-format calcext:target-range-address="'Performance Metrics'.G2:'Performance Metrics'.G3">
            <calcext:color-scale>
              <calcext:color-scale-entry calcext:value="0" calcext:type="number" calcext:color="#ffff66"/>
              <calcext:color-scale-entry calcext:value="1" calcext:type="number" calcext:color="#ff9900"/>
            </calcext:color-scale>
          </calcext:conditional-format>
          <calcext:conditional-format calcext:target-range-address="'Performance Metrics'.I12:'Performance Metrics'.I12">
            <calcext:condition calcext:apply-style-name="Erronous" calcext:value="&gt;=#REF!" calcext:base-cell-address="'Performance Metrics'.I12"/>
          </calcext:conditional-format>
        </calcext:conditional-formats>
      </table:table>
      <table:table table:name="List" table:style-name="ta2" table:protected="true" table:protection-key="9/KBI25eSgiAVu6/Au3kOVmewvc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1" table:default-cell-style-name="ce146"/>
        <table:table-column table:style-name="co23" table:default-cell-style-name="ce146"/>
        <table:table-column table:style-name="co21" table:default-cell-style-name="ce149"/>
        <table:table-column table:style-name="co21" table:default-cell-style-name="ce150"/>
        <table:table-row table:style-name="ro14">
          <table:table-cell office:value-type="string" calcext:value-type="string">
            <text:p>CKc</text:p>
          </table:table-cell>
          <table:table-cell office:value-type="string" calcext:value-type="string">
            <text:p>Kappa Chance</text:p>
          </table:table-cell>
          <table:table-cell table:formula="of:=IF(ABS([List.D1]-[List.D$7])&lt;0.0001;&quot;≈&quot;;&quot;&quot;)">
            <text:p/>
          </table:table-cell>
          <table:table-cell table:formula="of:=(TOP*P+TON*N)/Sn^2" office:value-type="float" office:value="0.499863864755823" calcext:value-type="float">
            <text:p>0.4999</text:p>
          </table:table-cell>
        </table:table-row>
        <table:table-row table:style-name="ro12">
          <table:table-cell table:style-name="ce147" office:value-type="string" calcext:value-type="string">
            <text:p>Chi2</text:p>
          </table:table-cell>
          <table:table-cell table:style-name="ce147" office:value-type="string" calcext:value-type="string">
            <text:p>Chi-squared Test (x2)</text:p>
          </table:table-cell>
          <table:table-cell table:formula="of:=IF(ABS([List.D2]-[List.D$7])&lt;0.0001;&quot;≈&quot;;&quot;&quot;)">
            <text:p/>
          </table:table-cell>
          <table:table-cell table:style-name="ce151" table:formula="of:=Sn*(TP*TN-FP*FN)^2/(P*N*TOP*TON)" office:value-type="float" office:value="142.617224232354" calcext:value-type="float">
            <text:p>142.6172</text:p>
          </table:table-cell>
        </table:table-row>
        <table:table-row table:style-name="ro12">
          <table:table-cell table:style-name="ce148" office:value-type="string" calcext:value-type="string">
            <text:p>DoF</text:p>
          </table:table-cell>
          <table:table-cell table:style-name="ce148" office:value-type="string" calcext:value-type="string">
            <text:p>Degrees of Freedom</text:p>
          </table:table-cell>
          <table:table-cell table:formula="of:=IF(ABS([List.D3]-[List.D$7])&lt;0.0001;&quot;≈&quot;;&quot;&quot;)">
            <text:p/>
          </table:table-cell>
          <table:table-cell table:style-name="ce148" table:formula="of:=(ROWS(TP;FN)-1)*(COLUMNS(FP;TN)-1)" office:value-type="float" office:value="1" calcext:value-type="float">
            <text:p>1</text:p>
          </table:table-cell>
        </table:table-row>
      </table:table>
      <table:named-expressions>
        <table:named-range table:name="ACC" table:base-cell-address="$List.$D$1" table:cell-range-address="$'Performance Metrics'.$H$4"/>
        <table:named-range table:name="AUC" table:base-cell-address="$'Performance Metrics'.$C$10" table:cell-range-address="$'Performance Metrics'.$R$4"/>
        <table:named-range table:name="BACC" table:base-cell-address="$'Performance Metrics'.$C$9" table:cell-range-address="$'Performance Metrics'.$N$4"/>
        <table:named-range table:name="BIAS" table:base-cell-address="$'Performance Metrics'.$H$12" table:cell-range-address="$'Performance Metrics'.$H$12"/>
        <table:named-range table:name="Chi2" table:base-cell-address="$List.$D$2" table:cell-range-address="$List.$D$2"/>
        <table:named-range table:name="Chi2Pv" table:base-cell-address="$'Performance Metrics'.$H$54" table:cell-range-address="$'Performance Metrics'.$I$12"/>
        <table:named-range table:name="CK" table:base-cell-address="$'Performance Metrics'.$F$4" table:cell-range-address="$'Performance Metrics'.$F$4"/>
        <table:named-range table:name="CKc" table:base-cell-address="$List.$D$1" table:cell-range-address="$List.$D$1"/>
        <table:named-range table:name="DoF" table:base-cell-address="$List.$D$3" table:cell-range-address="$List.$D$3"/>
        <table:named-range table:name="DP" table:base-cell-address="$'Performance Metrics'.$Q$12" table:cell-range-address="$'Performance Metrics'.$Q$12"/>
        <table:named-range table:name="DPr" table:base-cell-address="$'Performance Metrics'.$Q$4" table:cell-range-address="$'Performance Metrics'.$Q$4"/>
        <table:named-range table:name="DR" table:base-cell-address="$'Performance Metrics'.$D$12" table:cell-range-address="$'Performance Metrics'.$D$12"/>
        <table:named-range table:name="FDR" table:base-cell-address="$'Performance Metrics'.$C$10" table:cell-range-address="$'Performance Metrics'.$E$7"/>
        <table:named-range table:name="FN" table:base-cell-address="$'Performance Metrics'.$C$10" table:cell-range-address="$'Performance Metrics'.$K$9"/>
        <table:named-range table:name="FNR" table:base-cell-address="$'Performance Metrics'.$C$10" table:cell-range-address="$'Performance Metrics'.$N$9"/>
        <table:named-range table:name="FOR" table:base-cell-address="$'Performance Metrics'.$C$10" table:cell-range-address="$'Performance Metrics'.$E$9"/>
        <table:named-range table:name="FP" table:base-cell-address="$'Performance Metrics'.$C$10" table:cell-range-address="$'Performance Metrics'.$L$7"/>
        <table:named-range table:name="FPR" table:base-cell-address="$'Performance Metrics'.$C$10" table:cell-range-address="$'Performance Metrics'.$P$7"/>
        <table:named-range table:name="FSc05" table:base-cell-address="$'Performance Metrics'.$D$4" table:cell-range-address="$'Performance Metrics'.$D$4"/>
        <table:named-range table:name="FSc1" table:base-cell-address="$'Performance Metrics'.$D$2" table:cell-range-address="$'Performance Metrics'.$D$2"/>
        <table:named-range table:name="FSc2" table:base-cell-address="$'Performance Metrics'.$D$3" table:cell-range-address="$'Performance Metrics'.$D$3"/>
        <table:named-range table:name="Gm" table:base-cell-address="$'Performance Metrics'.$P$12" table:cell-range-address="$'Performance Metrics'.$P$4"/>
        <table:named-range table:name="INFORM" table:base-cell-address="$'Performance Metrics'.$P$12" table:cell-range-address="$'Performance Metrics'.$P$12"/>
        <table:named-range table:name="JI" table:base-cell-address="$'Performance Metrics'.$I$4" table:cell-range-address="$'Performance Metrics'.$I$4"/>
        <table:named-range table:name="KC" table:base-cell-address="$'Performance Metrics'.$C$10" table:cell-range-address="$'Performance Metrics'.$W$3"/>
        <table:named-range table:name="LRN" table:base-cell-address="$'Performance Metrics'.$C$10" table:cell-range-address="$'Performance Metrics'.$S$9"/>
        <table:named-range table:name="LRP" table:base-cell-address="$'Performance Metrics'.$C$10" table:cell-range-address="$'Performance Metrics'.$S$7"/>
        <table:named-range table:name="MARK" table:base-cell-address="$'Performance Metrics'.$C$10" table:cell-range-address="$'Performance Metrics'.$B$12"/>
        <table:named-range table:name="MCC" table:base-cell-address="$'Performance Metrics'.$C$10" table:cell-range-address="$'Performance Metrics'.$N$12"/>
        <table:named-range table:name="N" table:base-cell-address="$'Performance Metrics'.$C$10" table:cell-range-address="$'Performance Metrics'.$L$4"/>
        <table:named-range table:name="NER" table:base-cell-address="$'Performance Metrics'.$E$12" table:cell-range-address="$'Performance Metrics'.$E$12"/>
        <table:named-range table:name="NIR" table:base-cell-address="$'Performance Metrics'.$F$12" table:cell-range-address="$'Performance Metrics'.$F$12"/>
        <table:named-range table:name="nMI" table:base-cell-address="$'Performance Metrics'.$O$12" table:cell-range-address="$'Performance Metrics'.$O$12"/>
        <table:named-range table:name="NPV" table:base-cell-address="$'Performance Metrics'.$C$10" table:cell-range-address="$'Performance Metrics'.$C$9"/>
        <table:named-range table:name="OR" table:base-cell-address="$'Performance Metrics'.$C$10" table:cell-range-address="$'Performance Metrics'.$R$12"/>
        <table:named-range table:name="P" table:base-cell-address="$'Performance Metrics'.$C$10" table:cell-range-address="$'Performance Metrics'.$K$4"/>
        <table:named-range table:name="PPV" table:base-cell-address="$'Performance Metrics'.$C$10" table:cell-range-address="$'Performance Metrics'.$C$7"/>
        <table:named-range table:name="PREV" table:base-cell-address="$'Performance Metrics'.$L$2" table:cell-range-address="$'Performance Metrics'.$L$2"/>
        <table:named-range table:name="Sn" table:base-cell-address="$'Performance Metrics'.$C$10" table:cell-range-address="$'Performance Metrics'.$L$12"/>
        <table:named-range table:name="TN" table:base-cell-address="$'Performance Metrics'.$C$10" table:cell-range-address="$'Performance Metrics'.$L$9"/>
        <table:named-range table:name="TNR" table:base-cell-address="$'Performance Metrics'.$C$10" table:cell-range-address="$'Performance Metrics'.$P$9"/>
        <table:named-range table:name="TON" table:base-cell-address="$'Performance Metrics'.$C$10" table:cell-range-address="$'Performance Metrics'.$H$9"/>
        <table:named-range table:name="TOP" table:base-cell-address="$'Performance Metrics'.$C$10" table:cell-range-address="$'Performance Metrics'.$H$7"/>
        <table:named-range table:name="TP" table:base-cell-address="$'Performance Metrics'.$C$10" table:cell-range-address="$'Performance Metrics'.$K$7"/>
        <table:named-range table:name="TPR" table:base-cell-address="$'Performance Metrics'.$C$10" table:cell-range-address="$'Performance Metrics'.$N$7"/>
      </table:named-expressions>
      <table:database-ranges>
        <table:database-range table:name="__Anonymous_Sheet_DB__0" table:target-range-address="'Performance Metrics'.A32:'Performance Metrics'.S32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2.01pt" svg:stroke-color="#385d8a" svg:stroke-linecap="butt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İzlenen_20_Köprü" style:display-name="İzlenen Köprü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Köprü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Percent_20_2" style:display-name="Percent 2" style:family="table-cell" style:parent-style-name="Default" style:data-style-name="N10"/>
    <style:style style:name="Yüzde" style:family="table-cell" style:parent-style-name="Default" style:data-style-name="N10"/>
    <style:style style:name="Erronous" style:family="table-cell" style:parent-style-name="Default">
      <style:table-cell-properties fo:background-color="#ffcccc"/>
      <style:text-properties fo:color="#990000" fo:font-size="16pt" fo:font-weight="bold"/>
    </style:style>
    <style:style style:name="PredictionP" style:family="table-cell" style:parent-style-name="Default">
      <style:table-cell-properties fo:background-color="#ffcccc"/>
      <style:text-properties style:use-window-font-color="true"/>
    </style:style>
    <style:style style:name="TOP" style:family="table-cell" style:parent-style-name="Default">
      <style:table-cell-properties fo:background-color="#cc9999"/>
      <style:text-properties style:use-window-font-color="true"/>
    </style:style>
    <style:style style:name="P" style:family="table-cell" style:parent-style-name="Default">
      <style:table-cell-properties fo:background-color="#990000"/>
      <style:text-properties style:use-window-font-color="true"/>
    </style:style>
    <style:style style:name="N" style:family="table-cell" style:parent-style-name="Default">
      <style:table-cell-properties fo:background-color="#006600"/>
      <style:text-properties style:use-window-font-color="true"/>
    </style:style>
    <style:style style:name="TON" style:family="table-cell" style:parent-style-name="Default">
      <style:table-cell-properties fo:background-color="#99cc99"/>
      <style:text-properties style:use-window-font-color="true"/>
    </style:style>
    <style:style style:name="PredictionN" style:family="table-cell" style:parent-style-name="Default">
      <style:table-cell-properties fo:background-color="#ccffcc"/>
      <style:text-properties style:use-window-font-color="true"/>
    </style:style>
    <style:style style:name="Sn" style:family="table-cell" style:parent-style-name="Default">
      <style:table-cell-properties fo:background-color="#999966"/>
      <style:text-properties style:use-window-font-color="true"/>
    </style:style>
    <draw:gradient draw:name="Gradient_20_Prevalence" draw:display-name="Gradient Prevalence" draw:style="linear" draw:start-color="#006600" draw:end-color="#990000" draw:start-intensity="100%" draw:end-intensity="100%" draw:angle="900" draw:border="0%"/>
    <draw:gradient draw:name="a34" draw:style="linear" draw:start-color="#c0504d" draw:end-color="#ffffff" draw:start-intensity="100%" draw:end-intensity="100%" draw:angle="2700" draw:border="0%"/>
    <draw:gradient draw:name="a38" draw:style="linear" draw:start-color="#c0504d" draw:end-color="#ffffff" draw:start-intensity="100%" draw:end-intensity="100%" draw:angle="2700" draw:border="0%"/>
    <draw:gradient draw:name="a47" draw:style="linear" draw:start-color="#c0504d" draw:end-color="#ffffff" draw:start-intensity="100%" draw:end-intensity="100%" draw:angle="2700" draw:border="0%"/>
    <draw:gradient draw:name="a66" draw:style="linear" draw:start-color="#c0504d" draw:end-color="#9bbb59" draw:start-intensity="100%" draw:end-intensity="100%" draw:angle="2700" draw:border="0%"/>
    <draw:gradient draw:name="a70" draw:style="linear" draw:start-color="#c0504d" draw:end-color="#9bbb59" draw:start-intensity="100%" draw:end-intensity="100%" draw:angle="2700" draw:border="0%"/>
    <draw:gradient draw:name="a74" draw:style="linear" draw:start-color="#c0504d" draw:end-color="#9bbb59" draw:start-intensity="100%" draw:end-intensity="100%" draw:angle="900" draw:border="0%"/>
    <draw:gradient draw:name="a78" draw:style="linear" draw:start-color="#c0504d" draw:end-color="#9bbb59" draw:start-intensity="100%" draw:end-intensity="100%" draw:angle="2700" draw:border="0%"/>
    <draw:gradient draw:name="a82" draw:style="linear" draw:start-color="#c0504d" draw:end-color="#9bbb59" draw:start-intensity="100%" draw:end-intensity="100%" draw:angle="2700" draw:border="0%"/>
    <draw:gradient draw:name="a86" draw:style="linear" draw:start-color="#c0504d" draw:end-color="#9bbb59" draw:start-intensity="100%" draw:end-intensity="100%" draw:angle="900" draw:border="0%"/>
    <draw:hatch draw:name="Hatching_20_1" draw:display-name="Hatching 1" draw:style="single" draw:color="#009900" draw:distance="2.89pt" draw:rotation="0"/>
    <draw:hatch draw:name="Hatching_20_TOP" draw:display-name="Hatching TOP" draw:style="single" draw:color="#000000" draw:distance="2.89pt" draw:rotation="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page-width="841.89pt" fo:page-height="595.3pt" style:num-format="1" style:print-orientation="landscape" fo:margin-top="36pt" fo:margin-bottom="36pt" fo:margin-left="54pt" fo:margin-right="54pt" style:shadow="none" style:print-page-order="ttb" style:first-page-number="continue" style:scale-to="100%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  <style:page-layout style:name="Mpm5">
      <style:page-layout-properties fo:margin-top="36pt" fo:margin-bottom="36pt" fo:margin-left="54pt" fo:margin-right="54pt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6:09:09.0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Gürol CANBEK</meta:initial-creator>
    <meta:creation-date>2014-09-08T06:41:33Z</meta:creation-date>
    <dc:date>2016-09-26T16:19:39.496000000</dc:date>
    <meta:editing-duration>P3DT18H20M54S</meta:editing-duration>
    <meta:editing-cycles>396</meta:editing-cycles>
    <dc:description>Prepared by Gürol Canbek, Türkiye</dc:description>
    <meta:keyword>Classification</meta:keyword>
    <meta:keyword>Performance</meta:keyword>
    <dc:title>TasKar - Binary Classification Performance Metrics Card (Tasnif Karnesi)</dc:title>
    <meta:document-statistic meta:table-count="2" meta:cell-count="118" meta:object-count="1"/>
  </office:meta>
</office:document-meta>
</file>